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adornments="Standard"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5.984cm" fo:margin-left="0.009cm" fo:margin-top="0cm" fo:margin-bottom="0cm" table:align="left" style:writing-mode="lr-tb"/>
    </style:style>
    <style:style style:name="Tabelle1.A" style:family="table-column">
      <style:table-column-properties style:column-width="7.992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padding="0.097cm" fo:border="0.05pt solid #000000"/>
    </style:style>
    <style:style style:name="Tabelle32" style:family="table">
      <style:table-properties style:width="17cm" table:align="margins"/>
    </style:style>
    <style:style style:name="Tabelle32.A" style:family="table-column">
      <style:table-column-properties style:column-width="17cm" style:rel-column-width="65535*"/>
    </style:style>
    <style:style style:name="Tabelle32.A1" style:family="table-cell">
      <style:table-cell-properties fo:padding="0.097cm" fo:border="0.05pt solid #000000"/>
    </style:style>
    <style:style style:name="Tabelle6" style:family="table">
      <style:table-properties style:width="17cm" table:align="margins"/>
    </style:style>
    <style:style style:name="Tabelle6.A" style:family="table-column">
      <style:table-column-properties style:column-width="17cm" style:rel-column-width="65535*"/>
    </style:style>
    <style:style style:name="Tabelle6.A1" style:family="table-cell">
      <style:table-cell-properties fo:padding="0.097cm" fo:border="0.05pt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5pt solid #000000"/>
    </style:style>
    <style:style style:name="Tabelle4" style:family="table">
      <style:table-properties style:width="17cm" table:align="margins"/>
    </style:style>
    <style:style style:name="Tabelle4.A" style:family="table-column">
      <style:table-column-properties style:column-width="17cm" style:rel-column-width="65535*"/>
    </style:style>
    <style:style style:name="Tabelle4.A1" style:family="table-cell">
      <style:table-cell-properties fo:padding="0.097cm" fo:border="0.05pt solid #000000"/>
    </style:style>
    <style:style style:name="Tabelle9" style:family="table">
      <style:table-properties style:width="17cm" table:align="margins"/>
    </style:style>
    <style:style style:name="Tabelle9.A" style:family="table-column">
      <style:table-column-properties style:column-width="17cm" style:rel-column-width="65535*"/>
    </style:style>
    <style:style style:name="Tabelle9.A1" style:family="table-cell">
      <style:table-cell-properties fo:padding="0.097cm" fo:border="0.05pt solid #000000"/>
    </style:style>
    <style:style style:name="Tabelle5" style:family="table">
      <style:table-properties style:width="17cm" table:align="margins"/>
    </style:style>
    <style:style style:name="Tabelle5.A" style:family="table-column">
      <style:table-column-properties style:column-width="17cm" style:rel-column-width="65535*"/>
    </style:style>
    <style:style style:name="Tabelle5.A1" style:family="table-cell">
      <style:table-cell-properties fo:padding="0.097cm" fo:border-left="0.05pt solid #000000" fo:border-right="0.05pt solid #000000" fo:border-top="0.05pt solid #000000" fo:border-bottom="none"/>
    </style:style>
    <style:style style:name="Tabelle5.A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17cm" style:rel-column-width="65535*"/>
    </style:style>
    <style:style style:name="Tabelle7.A1" style:family="table-cell">
      <style:table-cell-properties fo:padding="0.097cm" fo:border="0.05pt solid #000000"/>
    </style:style>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fo:padding="0.097cm" fo:border="0.05pt solid #000000"/>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fo:padding="0.097cm" fo:border="0.05pt solid #000000"/>
    </style:style>
    <style:style style:name="Tabelle11" style:family="table">
      <style:table-properties style:width="17cm" table:align="margins"/>
    </style:style>
    <style:style style:name="Tabelle11.A" style:family="table-column">
      <style:table-column-properties style:column-width="17cm" style:rel-column-width="65535*"/>
    </style:style>
    <style:style style:name="Tabelle11.A1" style:family="table-cell">
      <style:table-cell-properties fo:padding="0.097cm" fo:border-left="0.05pt solid #000000" fo:border-right="0.05pt solid #000000" fo:border-top="0.05pt solid #000000" fo:border-bottom="none"/>
    </style:style>
    <style:style style:name="Tabelle11.A2"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17cm" style:rel-column-width="65535*"/>
    </style:style>
    <style:style style:name="Tabelle19.A1" style:family="table-cell">
      <style:table-cell-properties fo:padding="0.097cm" fo:border="0.05pt solid #000000"/>
    </style:style>
    <style:style style:name="Tabelle18" style:family="table">
      <style:table-properties style:width="17cm" table:align="margins"/>
    </style:style>
    <style:style style:name="Tabelle18.A" style:family="table-column">
      <style:table-column-properties style:column-width="17cm" style:rel-column-width="65535*"/>
    </style:style>
    <style:style style:name="Tabelle18.A1" style:family="table-cell">
      <style:table-cell-properties fo:padding="0.097cm" fo:border="0.05pt solid #000000"/>
    </style:style>
    <style:style style:name="Tabelle16" style:family="table">
      <style:table-properties style:width="17cm" table:align="margins"/>
    </style:style>
    <style:style style:name="Tabelle16.A" style:family="table-column">
      <style:table-column-properties style:column-width="17cm" style:rel-column-width="65535*"/>
    </style:style>
    <style:style style:name="Tabelle16.A1" style:family="table-cell">
      <style:table-cell-properties fo:padding="0.097cm" fo:border-left="0.05pt solid #000000" fo:border-right="0.05pt solid #000000" fo:border-top="0.05pt solid #000000" fo:border-bottom="none"/>
    </style:style>
    <style:style style:name="Tabelle16.A2" style:family="table-cell">
      <style:table-cell-properties fo:padding="0.097cm" fo:border-left="0.05pt solid #000000" fo:border-right="0.05pt solid #000000" fo:border-top="none" fo:border-bottom="none"/>
    </style:style>
    <style:style style:name="Tabelle16.A3" style:family="table-cell">
      <style:table-cell-properties fo:padding="0.097cm" fo:border-left="0.05pt solid #000000" fo:border-right="0.05pt solid #000000" fo:border-top="none" fo:border-bottom="0.05pt solid #000000"/>
    </style:style>
    <style:style style:name="Tabelle17" style:family="table">
      <style:table-properties style:width="16.806cm" table:align="margins"/>
    </style:style>
    <style:style style:name="Tabelle17.A" style:family="table-column">
      <style:table-column-properties style:column-width="16.806cm" style:rel-column-width="65535*"/>
    </style:style>
    <style:style style:name="Tabelle17.A1" style:family="table-cell">
      <style:table-cell-properties fo:padding="0.097cm" fo:border="0.05pt solid #000000"/>
    </style:style>
    <style:style style:name="Tabelle17" style:family="table">
      <style:table-properties style:width="16.806cm" table:align="margins"/>
    </style:style>
    <style:style style:name="Tabelle17.A" style:family="table-column">
      <style:table-column-properties style:column-width="16.806cm" style:rel-column-width="65535*"/>
    </style:style>
    <style:style style:name="Tabelle17.A1" style:family="table-cell">
      <style:table-cell-properties fo:padding="0.097cm" fo:border="0.05pt solid #000000"/>
    </style:style>
    <style:style style:name="Tabelle20" style:family="table">
      <style:table-properties style:width="17cm" table:align="margins"/>
    </style:style>
    <style:style style:name="Tabelle20.A" style:family="table-column">
      <style:table-column-properties style:column-width="17cm" style:rel-column-width="65535*"/>
    </style:style>
    <style:style style:name="Tabelle20.A1" style:family="table-cell">
      <style:table-cell-properties fo:padding="0.097cm" fo:border="0.05pt solid #000000"/>
    </style:style>
    <style:style style:name="Tabelle15" style:family="table">
      <style:table-properties style:width="17cm" table:align="margins"/>
    </style:style>
    <style:style style:name="Tabelle15.A" style:family="table-column">
      <style:table-column-properties style:column-width="17cm" style:rel-column-width="65535*"/>
    </style:style>
    <style:style style:name="Tabelle15.A1" style:family="table-cell">
      <style:table-cell-properties fo:padding="0.097cm" fo:border="0.05pt solid #000000"/>
    </style:style>
    <style:style style:name="Tabelle12" style:family="table">
      <style:table-properties style:width="17cm" table:align="margins"/>
    </style:style>
    <style:style style:name="Tabelle12.A" style:family="table-column">
      <style:table-column-properties style:column-width="17cm" style:rel-column-width="65535*"/>
    </style:style>
    <style:style style:name="Tabelle12.A1" style:family="table-cell">
      <style:table-cell-properties fo:padding="0.097cm" fo:border="0.05pt solid #000000"/>
    </style:style>
    <style:style style:name="Tabelle14" style:family="table">
      <style:table-properties style:width="17cm" table:align="margins"/>
    </style:style>
    <style:style style:name="Tabelle14.A" style:family="table-column">
      <style:table-column-properties style:column-width="17cm" style:rel-column-width="65535*"/>
    </style:style>
    <style:style style:name="Tabelle14.A1" style:family="table-cell">
      <style:table-cell-properties fo:padding="0.097cm" fo:border="0.05pt solid #000000"/>
    </style:style>
    <style:style style:name="Tabelle13" style:family="table">
      <style:table-properties style:width="17cm" table:align="margins"/>
    </style:style>
    <style:style style:name="Tabelle13.A" style:family="table-column">
      <style:table-column-properties style:column-width="17cm" style:rel-column-width="65535*"/>
    </style:style>
    <style:style style:name="Tabelle13.A1" style:family="table-cell">
      <style:table-cell-properties fo:padding="0.097cm" fo:border="0.05pt solid #000000"/>
    </style:style>
    <style:style style:name="Tabelle21" style:family="table">
      <style:table-properties style:width="17cm" table:align="margins"/>
    </style:style>
    <style:style style:name="Tabelle21.A" style:family="table-column">
      <style:table-column-properties style:column-width="17cm" style:rel-column-width="65535*"/>
    </style:style>
    <style:style style:name="Tabelle21.A1" style:family="table-cell">
      <style:table-cell-properties fo:padding="0.097cm" fo:border="0.05pt solid #000000"/>
    </style:style>
    <style:style style:name="Tabelle22" style:family="table">
      <style:table-properties style:width="16.806cm" table:align="margins"/>
    </style:style>
    <style:style style:name="Tabelle22.A" style:family="table-column">
      <style:table-column-properties style:column-width="16.806cm" style:rel-column-width="65535*"/>
    </style:style>
    <style:style style:name="Tabelle22.A1" style:family="table-cell">
      <style:table-cell-properties fo:padding="0.097cm" fo:border="0.05pt solid #000000"/>
    </style:style>
    <style:style style:name="Tabelle22" style:family="table">
      <style:table-properties style:width="16.806cm" table:align="margins"/>
    </style:style>
    <style:style style:name="Tabelle22.A" style:family="table-column">
      <style:table-column-properties style:column-width="16.806cm" style:rel-column-width="65535*"/>
    </style:style>
    <style:style style:name="Tabelle22.A1" style:family="table-cell">
      <style:table-cell-properties fo:padding="0.097cm" fo:border="0.05pt solid #000000"/>
    </style:style>
    <style:style style:name="Tabelle24" style:family="table">
      <style:table-properties style:width="17cm" table:align="margins"/>
    </style:style>
    <style:style style:name="Tabelle24.A" style:family="table-column">
      <style:table-column-properties style:column-width="17cm" style:rel-column-width="65535*"/>
    </style:style>
    <style:style style:name="Tabelle24.A1" style:family="table-cell">
      <style:table-cell-properties fo:padding="0.097cm" fo:border="0.05pt solid #000000"/>
    </style:style>
    <style:style style:name="Tabelle23" style:family="table">
      <style:table-properties style:width="17cm" table:align="margins"/>
    </style:style>
    <style:style style:name="Tabelle23.A" style:family="table-column">
      <style:table-column-properties style:column-width="17cm" style:rel-column-width="65535*"/>
    </style:style>
    <style:style style:name="Tabelle23.A1" style:family="table-cell">
      <style:table-cell-properties fo:padding="0.097cm" fo:border="0.05pt solid #000000"/>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padding="0.097cm" fo:border="0.05pt solid #000000"/>
    </style:style>
    <style:style style:name="Tabelle26" style:family="table">
      <style:table-properties style:width="17cm" table:align="margins"/>
    </style:style>
    <style:style style:name="Tabelle26.A" style:family="table-column">
      <style:table-column-properties style:column-width="17cm" style:rel-column-width="65535*"/>
    </style:style>
    <style:style style:name="Tabelle26.A1" style:family="table-cell">
      <style:table-cell-properties fo:padding="0.097cm" fo:border-left="0.05pt solid #000000" fo:border-right="0.05pt solid #000000" fo:border-top="0.05pt solid #000000" fo:border-bottom="none"/>
    </style:style>
    <style:style style:name="Tabelle26.A2" style:family="table-cell">
      <style:table-cell-properties fo:padding="0.097cm" fo:border-left="0.05pt solid #000000" fo:border-right="0.05pt solid #000000" fo:border-top="none" fo:border-bottom="0.05pt solid #000000"/>
    </style:style>
    <style:style style:name="Tabelle27" style:family="table">
      <style:table-properties style:width="17cm" table:align="margins"/>
    </style:style>
    <style:style style:name="Tabelle27.A" style:family="table-column">
      <style:table-column-properties style:column-width="17cm" style:rel-column-width="65535*"/>
    </style:style>
    <style:style style:name="Tabelle27.A1" style:family="table-cell">
      <style:table-cell-properties fo:padding="0.097cm" fo:border="0.05pt solid #000000"/>
    </style:style>
    <style:style style:name="Tabelle28" style:family="table">
      <style:table-properties style:width="17cm" table:align="margins"/>
    </style:style>
    <style:style style:name="Tabelle28.A" style:family="table-column">
      <style:table-column-properties style:column-width="17cm" style:rel-column-width="65535*"/>
    </style:style>
    <style:style style:name="Tabelle28.A1" style:family="table-cell">
      <style:table-cell-properties fo:padding="0.097cm" fo:border="0.05pt solid #000000"/>
    </style:style>
    <style:style style:name="Tabelle29" style:family="table">
      <style:table-properties style:width="17cm" table:align="margins"/>
    </style:style>
    <style:style style:name="Tabelle29.A" style:family="table-column">
      <style:table-column-properties style:column-width="17cm" style:rel-column-width="65535*"/>
    </style:style>
    <style:style style:name="Tabelle29.A1" style:family="table-cell">
      <style:table-cell-properties fo:padding="0.097cm" fo:border="0.05pt solid #000000"/>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padding="0.097cm" fo:border-left="0.05pt solid #000000" fo:border-right="0.05pt solid #000000" fo:border-top="0.05pt solid #000000" fo:border-bottom="none"/>
    </style:style>
    <style:style style:name="Tabelle30.A2" style:family="table-cell">
      <style:table-cell-properties fo:padding="0.097cm" fo:border-left="0.05pt solid #000000" fo:border-right="0.05pt solid #000000" fo:border-top="none" fo:border-bottom="0.05pt solid #000000"/>
    </style:style>
    <style:style style:name="Tabelle33" style:family="table">
      <style:table-properties style:width="17cm" table:align="margins"/>
    </style:style>
    <style:style style:name="Tabelle33.A" style:family="table-column">
      <style:table-column-properties style:column-width="17cm" style:rel-column-width="65535*"/>
    </style:style>
    <style:style style:name="Tabelle33.A1" style:family="table-cell">
      <style:table-cell-properties fo:padding="0.097cm" fo:border="0.05pt solid #000000"/>
    </style:style>
    <style:style style:name="Tabelle44" style:family="table">
      <style:table-properties style:width="17cm" table:align="margins"/>
    </style:style>
    <style:style style:name="Tabelle44.A" style:family="table-column">
      <style:table-column-properties style:column-width="17cm" style:rel-column-width="65535*"/>
    </style:style>
    <style:style style:name="Tabelle44.A1" style:family="table-cell">
      <style:table-cell-properties fo:padding="0.097cm" fo:border="0.05pt solid #000000"/>
    </style:style>
    <style:style style:name="Tabelle34" style:family="table">
      <style:table-properties style:width="17cm" table:align="margins"/>
    </style:style>
    <style:style style:name="Tabelle34.A" style:family="table-column">
      <style:table-column-properties style:column-width="17cm" style:rel-column-width="65535*"/>
    </style:style>
    <style:style style:name="Tabelle34.A1" style:family="table-cell">
      <style:table-cell-properties fo:padding="0.097cm" fo:border="0.05pt solid #000000"/>
    </style:style>
    <style:style style:name="Tabelle36" style:family="table">
      <style:table-properties style:width="17cm" table:align="margins"/>
    </style:style>
    <style:style style:name="Tabelle36.A" style:family="table-column">
      <style:table-column-properties style:column-width="17cm" style:rel-column-width="65535*"/>
    </style:style>
    <style:style style:name="Tabelle36.A1" style:family="table-cell">
      <style:table-cell-properties fo:padding="0.097cm" fo:border="0.05pt solid #000000"/>
    </style:style>
    <style:style style:name="Tabelle37" style:family="table">
      <style:table-properties style:width="17cm" table:align="margins"/>
    </style:style>
    <style:style style:name="Tabelle37.A" style:family="table-column">
      <style:table-column-properties style:column-width="17cm" style:rel-column-width="65535*"/>
    </style:style>
    <style:style style:name="Tabelle37.A1" style:family="table-cell">
      <style:table-cell-properties fo:padding="0.097cm" fo:border="0.05pt solid #000000"/>
    </style:style>
    <style:style style:name="Tabelle38" style:family="table">
      <style:table-properties style:width="17cm" table:align="margins"/>
    </style:style>
    <style:style style:name="Tabelle38.A" style:family="table-column">
      <style:table-column-properties style:column-width="17cm" style:rel-column-width="65535*"/>
    </style:style>
    <style:style style:name="Tabelle38.A1" style:family="table-cell">
      <style:table-cell-properties fo:padding="0.097cm" fo:border="0.05pt solid #000000"/>
    </style:style>
    <style:style style:name="Tabelle39" style:family="table">
      <style:table-properties style:width="17cm" table:align="margins"/>
    </style:style>
    <style:style style:name="Tabelle39.A" style:family="table-column">
      <style:table-column-properties style:column-width="17cm" style:rel-column-width="65535*"/>
    </style:style>
    <style:style style:name="Tabelle39.A1" style:family="table-cell">
      <style:table-cell-properties fo:padding="0.097cm" fo:border="0.05pt solid #000000"/>
    </style:style>
    <style:style style:name="Tabelle40" style:family="table">
      <style:table-properties style:width="17cm" table:align="margins"/>
    </style:style>
    <style:style style:name="Tabelle40.A" style:family="table-column">
      <style:table-column-properties style:column-width="17cm" style:rel-column-width="65535*"/>
    </style:style>
    <style:style style:name="Tabelle40.A1" style:family="table-cell">
      <style:table-cell-properties fo:padding="0.097cm" fo:border="0.05pt solid #000000"/>
    </style:style>
    <style:style style:name="Tabelle41" style:family="table">
      <style:table-properties style:width="17cm" table:align="margins"/>
    </style:style>
    <style:style style:name="Tabelle41.A" style:family="table-column">
      <style:table-column-properties style:column-width="17cm" style:rel-column-width="65535*"/>
    </style:style>
    <style:style style:name="Tabelle41.A1" style:family="table-cell">
      <style:table-cell-properties fo:padding="0.097cm" fo:border="0.05pt solid #000000"/>
    </style:style>
    <style:style style:name="Tabelle42" style:family="table">
      <style:table-properties style:width="17cm" table:align="margins"/>
    </style:style>
    <style:style style:name="Tabelle42.A" style:family="table-column">
      <style:table-column-properties style:column-width="17cm" style:rel-column-width="65535*"/>
    </style:style>
    <style:style style:name="Tabelle42.A1" style:family="table-cell">
      <style:table-cell-properties fo:padding="0.097cm" fo:border-left="0.05pt solid #000000" fo:border-right="0.05pt solid #000000" fo:border-top="0.05pt solid #000000" fo:border-bottom="none"/>
    </style:style>
    <style:style style:name="Tabelle42.A2" style:family="table-cell">
      <style:table-cell-properties fo:padding="0.097cm" fo:border-left="0.05pt solid #000000" fo:border-right="0.05pt solid #000000" fo:border-top="none" fo:border-bottom="0.05pt solid #000000"/>
    </style:style>
    <style:style style:name="Tabelle43" style:family="table">
      <style:table-properties style:width="17cm" table:align="margins"/>
    </style:style>
    <style:style style:name="Tabelle43.A" style:family="table-column">
      <style:table-column-properties style:column-width="17cm" style:rel-column-width="65535*"/>
    </style:style>
    <style:style style:name="Tabelle43.A1" style:family="table-cell">
      <style:table-cell-properties fo:padding="0.097cm" fo:border="0.05pt solid #000000"/>
    </style:style>
    <style:style style:name="Tabelle45" style:family="table">
      <style:table-properties style:width="17cm" table:align="margins"/>
    </style:style>
    <style:style style:name="Tabelle45.A" style:family="table-column">
      <style:table-column-properties style:column-width="17cm" style:rel-column-width="65535*"/>
    </style:style>
    <style:style style:name="Tabelle45.A1" style:family="table-cell">
      <style:table-cell-properties fo:padding="0.097cm" fo:border="0.05pt solid #000000"/>
    </style:style>
    <style:style style:name="Tabelle31" style:family="table">
      <style:table-properties style:width="17cm" fo:break-before="page" table:align="margins"/>
    </style:style>
    <style:style style:name="Tabelle31.A" style:family="table-column">
      <style:table-column-properties style:column-width="17cm" style:rel-column-width="65535*"/>
    </style:style>
    <style:style style:name="Tabelle31.A1" style:family="table-cell">
      <style:table-cell-properties fo:padding="0.097cm" fo:border="0.05pt solid #000000"/>
    </style:style>
    <style:style style:name="Tabelle46" style:family="table">
      <style:table-properties style:width="17cm" table:align="margins"/>
    </style:style>
    <style:style style:name="Tabelle46.A" style:family="table-column">
      <style:table-column-properties style:column-width="17cm" style:rel-column-width="65535*"/>
    </style:style>
    <style:style style:name="Tabelle46.A1" style:family="table-cell">
      <style:table-cell-properties fo:padding="0.097cm" fo:border="0.05pt solid #000000"/>
    </style:style>
    <style:style style:name="Tabelle47" style:family="table">
      <style:table-properties style:width="17cm" table:align="margins"/>
    </style:style>
    <style:style style:name="Tabelle47.A" style:family="table-column">
      <style:table-column-properties style:column-width="17cm" style:rel-column-width="65535*"/>
    </style:style>
    <style:style style:name="Tabelle47.A1" style:family="table-cell">
      <style:table-cell-properties fo:padding="0.097cm" fo:border="0.05pt solid #000000"/>
    </style:style>
    <style:style style:name="Tabelle48" style:family="table">
      <style:table-properties style:width="17cm" table:align="margins"/>
    </style:style>
    <style:style style:name="Tabelle48.A" style:family="table-column">
      <style:table-column-properties style:column-width="17cm" style:rel-column-width="65535*"/>
    </style:style>
    <style:style style:name="Tabelle48.A1" style:family="table-cell">
      <style:table-cell-properties fo:padding="0.097cm" fo:border="0.05pt solid #000000"/>
    </style:style>
    <style:style style:name="Tabelle49" style:family="table">
      <style:table-properties style:width="17cm" table:align="margins"/>
    </style:style>
    <style:style style:name="Tabelle49.A" style:family="table-column">
      <style:table-column-properties style:column-width="17cm" style:rel-column-width="65535*"/>
    </style:style>
    <style:style style:name="Tabelle49.A1" style:family="table-cell">
      <style:table-cell-properties fo:padding="0.097cm" fo:border="0.05pt solid #000000"/>
    </style:style>
    <style:style style:name="Tabelle35" style:family="table">
      <style:table-properties style:width="17cm" table:align="margins"/>
    </style:style>
    <style:style style:name="Tabelle35.A" style:family="table-column">
      <style:table-column-properties style:column-width="17cm" style:rel-column-width="65535*"/>
    </style:style>
    <style:style style:name="Tabelle35.A1" style:family="table-cell">
      <style:table-cell-properties fo:padding="0.097cm" fo:border="0.05pt solid #000000"/>
    </style:style>
    <style:style style:name="P1" style:family="paragraph" style:parent-style-name="Standard">
      <style:text-properties officeooo:paragraph-rsid="004e1430"/>
    </style:style>
    <style:style style:name="P2" style:family="paragraph" style:parent-style-name="Standard">
      <style:text-properties style:font-name="Courier New1" fo:font-size="12pt" officeooo:paragraph-rsid="00083a3c" style:font-size-asian="12pt" style:font-size-complex="12pt"/>
    </style:style>
    <style:style style:name="P3" style:family="paragraph" style:parent-style-name="Table_20_Contents">
      <style:text-properties style:font-name="Courier New1" fo:font-size="12pt" officeooo:rsid="000cc1d5" officeooo:paragraph-rsid="000cc1d5" style:font-size-asian="12pt" style:font-size-complex="12pt"/>
    </style:style>
    <style:style style:name="P4" style:family="paragraph" style:parent-style-name="Table_20_Contents">
      <style:text-properties style:font-name="Courier New1" fo:font-size="12pt" officeooo:paragraph-rsid="004c9442" style:font-size-asian="12pt" style:font-size-complex="12pt"/>
    </style:style>
    <style:style style:name="P5" style:family="paragraph" style:parent-style-name="Table_20_Contents">
      <style:text-properties style:font-name="Courier New1" fo:font-size="12pt" fo:font-style="italic" officeooo:paragraph-rsid="00083a3c" style:font-size-asian="12pt" style:font-style-asian="italic" style:font-size-complex="12pt" style:font-style-complex="italic"/>
    </style:style>
    <style:style style:name="P6" style:family="paragraph" style:parent-style-name="Table_20_Contents">
      <style:text-properties style:font-name="Courier New1" fo:font-size="12pt" fo:font-style="normal" officeooo:paragraph-rsid="00083a3c" style:font-size-asian="12pt" style:font-style-asian="normal" style:font-size-complex="12pt" style:font-style-complex="normal"/>
    </style:style>
    <style:style style:name="P7" style:family="paragraph" style:parent-style-name="Standard">
      <style:text-properties style:font-name="Courier New1"/>
    </style:style>
    <style:style style:name="P8" style:family="paragraph" style:parent-style-name="Standard">
      <style:text-properties style:font-name="Courier New1" officeooo:paragraph-rsid="004c9442"/>
    </style:style>
    <style:style style:name="P9" style:family="paragraph" style:parent-style-name="Table_20_Contents">
      <style:text-properties style:font-name="Courier New1" style:text-underline-style="solid" style:text-underline-width="auto" style:text-underline-color="font-color" fo:font-weight="bold" officeooo:rsid="001fd294" officeooo:paragraph-rsid="00263fab" style:font-weight-asian="bold" style:font-weight-complex="bold"/>
    </style:style>
    <style:style style:name="P10" style:family="paragraph" style:parent-style-name="Table_20_Contents">
      <style:text-properties style:font-name="Courier New1" style:text-underline-style="solid" style:text-underline-width="auto" style:text-underline-color="font-color" fo:font-weight="bold" officeooo:rsid="003109ec" officeooo:paragraph-rsid="003109ec" style:font-weight-asian="bold" style:font-weight-complex="bold"/>
    </style:style>
    <style:style style:name="P11" style:family="paragraph" style:parent-style-name="Text_20_body">
      <style:text-properties style:font-name="Courier New1" style:text-underline-style="solid" style:text-underline-width="auto" style:text-underline-color="font-color" fo:font-weight="bold" officeooo:rsid="003109ec" officeooo:paragraph-rsid="003109ec" style:font-weight-asian="bold" style:font-weight-complex="bold"/>
    </style:style>
    <style:style style:name="P12" style:family="paragraph" style:parent-style-name="Text_20_body">
      <style:text-properties style:font-name="Courier New1" style:text-underline-style="solid" style:text-underline-width="auto" style:text-underline-color="font-color" fo:font-weight="bold" officeooo:rsid="006d9279" officeooo:paragraph-rsid="006d9279" style:font-weight-asian="bold" style:font-weight-complex="bold"/>
    </style:style>
    <style:style style:name="P13" style:family="paragraph" style:parent-style-name="Standard">
      <style:text-properties style:font-name="Courier New1" style:text-underline-style="solid" style:text-underline-width="auto" style:text-underline-color="font-color" fo:font-weight="bold" officeooo:rsid="006fea4f" officeooo:paragraph-rsid="006fea4f" style:font-weight-asian="bold" style:font-weight-complex="bold"/>
    </style:style>
    <style:style style:name="P14" style:family="paragraph" style:parent-style-name="Text_20_body">
      <style:text-properties style:font-name="Courier New1" style:text-underline-style="solid" style:text-underline-width="auto" style:text-underline-color="font-color" fo:font-weight="bold" officeooo:rsid="00725296" officeooo:paragraph-rsid="00725296" style:font-weight-asian="bold" style:font-weight-complex="bold"/>
    </style:style>
    <style:style style:name="P15" style:family="paragraph" style:parent-style-name="Text_20_body">
      <style:text-properties style:font-name="Courier New1" style:text-underline-style="solid" style:text-underline-width="auto" style:text-underline-color="font-color" fo:font-weight="bold" officeooo:rsid="0074112f" officeooo:paragraph-rsid="0074112f" style:font-weight-asian="bold" style:font-weight-complex="bold"/>
    </style:style>
    <style:style style:name="P16" style:family="paragraph" style:parent-style-name="Table_20_Contents">
      <style:text-properties style:font-name="Courier New1" style:text-underline-style="solid" style:text-underline-width="auto" style:text-underline-color="font-color" officeooo:rsid="002e8e3d" officeooo:paragraph-rsid="002e8e3d"/>
    </style:style>
    <style:style style:name="P17" style:family="paragraph" style:parent-style-name="Text_20_body">
      <style:text-properties style:font-name="Courier New1" style:text-underline-style="solid" style:text-underline-width="auto" style:text-underline-color="font-color" officeooo:rsid="000ae70c" officeooo:paragraph-rsid="000ae70c"/>
    </style:style>
    <style:style style:name="P18" style:family="paragraph" style:parent-style-name="Text_20_body">
      <style:text-properties style:font-name="Courier New1" style:text-underline-style="solid" style:text-underline-width="auto" style:text-underline-color="font-color" fo:font-weight="normal" officeooo:rsid="00125537" officeooo:paragraph-rsid="0018e15e" style:font-weight-asian="normal" style:font-weight-complex="normal"/>
    </style:style>
    <style:style style:name="P19" style:family="paragraph" style:parent-style-name="Text_20_body">
      <style:text-properties style:font-name="Courier New1" style:text-underline-style="solid" style:text-underline-width="auto" style:text-underline-color="font-color" officeooo:rsid="003109ec" officeooo:paragraph-rsid="003109ec"/>
    </style:style>
    <style:style style:name="P20" style:family="paragraph" style:parent-style-name="Text_20_body">
      <style:text-properties style:font-name="Courier New1" style:text-underline-style="solid" style:text-underline-width="auto" style:text-underline-color="font-color" officeooo:rsid="00376624" officeooo:paragraph-rsid="00376624"/>
    </style:style>
    <style:style style:name="P21" style:family="paragraph" style:parent-style-name="Text_20_body">
      <style:text-properties style:font-name="Courier New1" style:text-underline-style="solid" style:text-underline-width="auto" style:text-underline-color="font-color"/>
    </style:style>
    <style:style style:name="P22" style:family="paragraph" style:parent-style-name="Table_20_Contents">
      <style:text-properties style:font-name="Courier New1" officeooo:rsid="003109ec" officeooo:paragraph-rsid="003109ec"/>
    </style:style>
    <style:style style:name="P23" style:family="paragraph" style:parent-style-name="Table_20_Contents">
      <style:text-properties style:font-name="Courier New1" officeooo:rsid="00578650" officeooo:paragraph-rsid="00578650"/>
    </style:style>
    <style:style style:name="P24" style:family="paragraph" style:parent-style-name="Table_20_Contents">
      <style:text-properties style:font-name="Courier New1" officeooo:paragraph-rsid="00083a3c"/>
    </style:style>
    <style:style style:name="P25" style:family="paragraph" style:parent-style-name="Table_20_Contents">
      <style:text-properties style:font-name="Courier New1" fo:font-style="italic" officeooo:rsid="004e1430" officeooo:paragraph-rsid="004e1430" style:font-style-asian="italic" style:font-style-complex="italic"/>
    </style:style>
    <style:style style:name="P26" style:family="paragraph" style:parent-style-name="Table_20_Contents">
      <style:text-properties style:font-name="Courier New1" fo:font-style="italic" officeooo:rsid="000b2ba2" officeooo:paragraph-rsid="000b2ba2" style:font-style-asian="italic" style:font-style-complex="italic"/>
    </style:style>
    <style:style style:name="P27" style:family="paragraph" style:parent-style-name="Table_20_Contents">
      <style:text-properties style:font-name="Courier New1" fo:font-style="italic" officeooo:rsid="005a486f" officeooo:paragraph-rsid="005a486f" style:font-style-asian="italic" style:font-style-complex="italic"/>
    </style:style>
    <style:style style:name="P28" style:family="paragraph" style:parent-style-name="Table_20_Contents">
      <style:text-properties style:font-name="Courier New1" fo:font-style="italic" officeooo:rsid="003f339d" officeooo:paragraph-rsid="003f339d" style:font-style-asian="italic" style:font-style-complex="italic"/>
    </style:style>
    <style:style style:name="P29" style:family="paragraph" style:parent-style-name="Text_20_body">
      <style:text-properties style:font-name="Courier New1" fo:font-style="italic" style:font-style-asian="italic" style:font-style-complex="italic"/>
    </style:style>
    <style:style style:name="P30" style:family="paragraph" style:parent-style-name="Text_20_body">
      <style:text-properties style:font-name="Courier New1" fo:font-style="italic" officeooo:rsid="00142f52" officeooo:paragraph-rsid="00142f52" style:font-style-asian="italic" style:font-style-complex="italic"/>
    </style:style>
    <style:style style:name="P31" style:family="paragraph" style:parent-style-name="Text_20_body">
      <style:text-properties style:font-name="Courier New1" fo:font-style="italic" officeooo:paragraph-rsid="006d9279" style:font-style-asian="italic" style:font-style-complex="italic"/>
    </style:style>
    <style:style style:name="P32" style:family="paragraph" style:parent-style-name="Table_20_Contents">
      <style:text-properties style:font-name="Courier New1" fo:font-style="italic" style:text-underline-style="none" officeooo:paragraph-rsid="006d9279" style:font-style-asian="italic" style:font-style-complex="italic"/>
    </style:style>
    <style:style style:name="P33" style:family="paragraph" style:parent-style-name="Text_20_body">
      <style:text-properties style:font-name="Courier New1" fo:font-style="italic" style:text-underline-style="none" officeooo:paragraph-rsid="006d9279" style:font-style-asian="italic" style:font-style-complex="italic"/>
    </style:style>
    <style:style style:name="P34" style:family="paragraph" style:parent-style-name="Text_20_body">
      <style:text-properties style:font-name="Courier New1" fo:font-style="italic" style:text-underline-style="none" fo:font-weight="normal" officeooo:rsid="001fd294" officeooo:paragraph-rsid="00263fab" style:font-style-asian="italic" style:font-weight-asian="normal" style:font-style-complex="italic" style:font-weight-complex="normal"/>
    </style:style>
    <style:style style:name="P35" style:family="paragraph" style:parent-style-name="Text_20_body">
      <style:text-properties style:font-name="Courier New1" fo:font-style="italic" style:text-underline-style="none" fo:font-weight="normal" officeooo:paragraph-rsid="00263fab" style:font-style-asian="italic" style:font-weight-asian="normal" style:font-style-complex="italic" style:font-weight-complex="normal"/>
    </style:style>
    <style:style style:name="P36" style:family="paragraph" style:parent-style-name="Text_20_body">
      <style:text-properties style:font-name="Courier New1" fo:font-style="italic" style:text-underline-style="none" fo:font-weight="normal" officeooo:paragraph-rsid="002e8e3d" style:font-style-asian="italic" style:font-weight-asian="normal" style:font-style-complex="italic" style:font-weight-complex="normal"/>
    </style:style>
    <style:style style:name="P37" style:family="paragraph" style:parent-style-name="Text_20_body">
      <style:text-properties style:font-name="Courier New1" fo:font-style="italic" style:text-underline-style="none" fo:font-weight="normal" officeooo:rsid="00725296" officeooo:paragraph-rsid="00725296" style:font-style-asian="italic" style:font-weight-asian="normal" style:font-style-complex="italic" style:font-weight-complex="normal"/>
    </style:style>
    <style:style style:name="P38" style:family="paragraph" style:parent-style-name="Text_20_body">
      <style:text-properties style:font-name="Courier New1" fo:font-style="italic" style:text-underline-style="solid" style:text-underline-width="auto" style:text-underline-color="font-color" officeooo:rsid="0016df50" officeooo:paragraph-rsid="0016df50" style:font-style-asian="italic" style:font-style-complex="italic"/>
    </style:style>
    <style:style style:name="P39" style:family="paragraph" style:parent-style-name="Text_20_body">
      <style:text-properties style:font-name="Courier New1" fo:font-style="italic" style:text-underline-style="solid" style:text-underline-width="auto" style:text-underline-color="font-color" fo:font-weight="normal" officeooo:rsid="002e8e3d" officeooo:paragraph-rsid="002e8e3d" style:font-style-asian="italic" style:font-weight-asian="normal" style:font-style-complex="italic" style:font-weight-complex="normal"/>
    </style:style>
    <style:style style:name="P40" style:family="paragraph" style:parent-style-name="Text_20_body">
      <style:text-properties style:font-name="Courier New1" fo:font-style="italic" style:text-underline-style="solid" style:text-underline-width="auto" style:text-underline-color="font-color" fo:font-weight="bold" officeooo:rsid="006fea4f" officeooo:paragraph-rsid="006fea4f" style:font-style-asian="italic" style:font-weight-asian="bold" style:font-style-complex="italic" style:font-weight-complex="bold"/>
    </style:style>
    <style:style style:name="P41" style:family="paragraph" style:parent-style-name="Text_20_body">
      <style:text-properties style:font-name="Courier New1" fo:font-style="italic" style:text-underline-style="solid" style:text-underline-width="auto" style:text-underline-color="font-color" fo:font-weight="bold" officeooo:rsid="003109ec" officeooo:paragraph-rsid="006fea4f" style:font-style-asian="italic" style:font-weight-asian="bold" style:font-style-complex="italic" style:font-weight-complex="bold"/>
    </style:style>
    <style:style style:name="P42" style:family="paragraph" style:parent-style-name="Table_20_Contents">
      <style:text-properties style:font-name="Courier New1" officeooo:rsid="00098e5a" officeooo:paragraph-rsid="00098e5a"/>
    </style:style>
    <style:style style:name="P43" style:family="paragraph" style:parent-style-name="Table_20_Contents">
      <style:text-properties style:font-name="Courier New1" officeooo:rsid="000ae70c" officeooo:paragraph-rsid="000ae70c"/>
    </style:style>
    <style:style style:name="P44" style:family="paragraph" style:parent-style-name="Table_20_Contents">
      <style:text-properties style:font-name="Courier New1" officeooo:rsid="00125537" officeooo:paragraph-rsid="0018e15e"/>
    </style:style>
    <style:style style:name="P45" style:family="paragraph" style:parent-style-name="Table_20_Contents">
      <style:text-properties style:font-name="Courier New1" officeooo:rsid="00125537" officeooo:paragraph-rsid="00125537"/>
    </style:style>
    <style:style style:name="P46" style:family="paragraph" style:parent-style-name="Table_20_Contents">
      <style:text-properties style:font-name="Courier New1" fo:font-style="normal" officeooo:rsid="00125537" officeooo:paragraph-rsid="00125537" style:font-style-asian="normal" style:font-style-complex="normal"/>
    </style:style>
    <style:style style:name="P47" style:family="paragraph" style:parent-style-name="Text_20_body">
      <style:text-properties style:font-name="Courier New1" fo:font-style="normal" officeooo:paragraph-rsid="002802c8" style:font-style-asian="normal" style:font-style-complex="normal"/>
    </style:style>
    <style:style style:name="P48" style:family="paragraph" style:parent-style-name="Table_20_Contents">
      <style:text-properties style:font-name="Courier New1" fo:font-style="normal" style:text-underline-style="solid" style:text-underline-width="auto" style:text-underline-color="font-color" fo:font-weight="bold" officeooo:rsid="001fd294" officeooo:paragraph-rsid="00263fab" style:font-style-asian="normal" style:font-weight-asian="bold" style:font-style-complex="normal" style:font-weight-complex="bold"/>
    </style:style>
    <style:style style:name="P49" style:family="paragraph" style:parent-style-name="Text_20_body">
      <style:text-properties style:font-name="Courier New1" fo:font-style="normal" style:text-underline-style="solid" style:text-underline-width="auto" style:text-underline-color="font-color" fo:font-weight="bold" officeooo:rsid="002802c8" officeooo:paragraph-rsid="002802c8" style:font-style-asian="normal" style:font-weight-asian="bold" style:font-style-complex="normal" style:font-weight-complex="bold"/>
    </style:style>
    <style:style style:name="P50" style:family="paragraph" style:parent-style-name="Text_20_body">
      <style:text-properties style:font-name="Courier New1" fo:font-style="normal" style:text-underline-style="solid" style:text-underline-width="auto" style:text-underline-color="font-color" fo:font-weight="bold" officeooo:rsid="002e8e3d" officeooo:paragraph-rsid="002e8e3d" style:font-style-asian="normal" style:font-weight-asian="bold" style:font-style-complex="normal" style:font-weight-complex="bold"/>
    </style:style>
    <style:style style:name="P51" style:family="paragraph" style:parent-style-name="Text_20_body">
      <style:text-properties style:font-name="Courier New1" fo:font-style="normal" style:text-underline-style="solid" style:text-underline-width="auto" style:text-underline-color="font-color" fo:font-weight="bold" officeooo:rsid="003ddb04" officeooo:paragraph-rsid="003ddb04" style:font-style-asian="normal" style:font-weight-asian="bold" style:font-style-complex="normal" style:font-weight-complex="bold"/>
    </style:style>
    <style:style style:name="P52" style:family="paragraph" style:parent-style-name="Text_20_body">
      <style:text-properties style:font-name="Courier New1" fo:font-style="normal" style:text-underline-style="solid" style:text-underline-width="auto" style:text-underline-color="font-color" fo:font-weight="bold" officeooo:rsid="006d9279" officeooo:paragraph-rsid="006d9279" style:font-style-asian="normal" style:font-weight-asian="bold" style:font-style-complex="normal" style:font-weight-complex="bold"/>
    </style:style>
    <style:style style:name="P53" style:family="paragraph" style:parent-style-name="Text_20_body">
      <style:text-properties style:font-name="Courier New1" fo:font-style="normal" style:text-underline-style="solid" style:text-underline-width="auto" style:text-underline-color="font-color" officeooo:rsid="001fd294" officeooo:paragraph-rsid="00263fab" style:font-style-asian="normal" style:font-style-complex="normal"/>
    </style:style>
    <style:style style:name="P54" style:family="paragraph" style:parent-style-name="Text_20_body">
      <style:text-properties style:font-name="Courier New1" fo:font-style="normal" style:text-underline-style="solid" style:text-underline-width="auto" style:text-underline-color="font-color" fo:font-weight="normal" officeooo:rsid="0025831c" officeooo:paragraph-rsid="0025831c" style:font-style-asian="normal" style:font-weight-asian="normal" style:font-style-complex="normal" style:font-weight-complex="normal"/>
    </style:style>
    <style:style style:name="P55" style:family="paragraph" style:parent-style-name="Table_20_Contents">
      <style:text-properties style:font-name="Courier New1" fo:font-style="normal" style:text-underline-style="none" fo:font-weight="normal" officeooo:rsid="001fd294" officeooo:paragraph-rsid="00263fab" style:font-style-asian="normal" style:font-weight-asian="normal" style:font-style-complex="normal" style:font-weight-complex="normal"/>
    </style:style>
    <style:style style:name="P56" style:family="paragraph" style:parent-style-name="Text_20_body">
      <style:text-properties style:font-name="Courier New1" fo:font-style="normal" style:text-underline-style="none" fo:font-weight="normal" officeooo:rsid="003ddb04" officeooo:paragraph-rsid="003ddb04" style:font-style-asian="normal" style:font-weight-asian="normal" style:font-style-complex="normal" style:font-weight-complex="normal"/>
    </style:style>
    <style:style style:name="P57" style:family="paragraph" style:parent-style-name="Text_20_body">
      <style:text-properties style:font-name="Courier New1" fo:font-style="normal" style:text-underline-style="none" officeooo:rsid="001fd294" officeooo:paragraph-rsid="00263fab" style:font-style-asian="normal" style:font-style-complex="normal"/>
    </style:style>
    <style:style style:name="P58" style:family="paragraph" style:parent-style-name="Table_20_Contents">
      <style:text-properties style:font-name="Courier New1" fo:font-style="normal" fo:font-weight="bold" officeooo:rsid="003f339d" officeooo:paragraph-rsid="003f339d" style:font-style-asian="normal" style:font-weight-asian="bold" style:font-style-complex="normal" style:font-weight-complex="bold"/>
    </style:style>
    <style:style style:name="P59" style:family="paragraph" style:parent-style-name="Text_20_body">
      <style:text-properties style:font-name="Courier New1" fo:font-style="normal" fo:font-weight="bold" officeooo:rsid="003b2b35" officeooo:paragraph-rsid="003b2b35" style:font-style-asian="normal" style:font-weight-asian="bold" style:font-style-complex="normal" style:font-weight-complex="bold"/>
    </style:style>
    <style:style style:name="P60" style:family="paragraph" style:parent-style-name="Text_20_body">
      <style:text-properties style:font-name="Courier New1" fo:font-style="normal" fo:font-weight="normal" officeooo:rsid="003c90f6" officeooo:paragraph-rsid="003b2b35" style:font-style-asian="normal" style:font-weight-asian="normal" style:font-style-complex="normal" style:font-weight-complex="normal"/>
    </style:style>
    <style:style style:name="P61" style:family="paragraph" style:parent-style-name="Table_20_Contents">
      <style:text-properties style:font-name="Courier New1" officeooo:rsid="00142f52" officeooo:paragraph-rsid="00142f52"/>
    </style:style>
    <style:style style:name="P62" style:family="paragraph" style:parent-style-name="Table_20_Contents">
      <style:text-properties style:font-name="Courier New1" officeooo:rsid="0016df50" officeooo:paragraph-rsid="0016df50"/>
    </style:style>
    <style:style style:name="P63" style:family="paragraph" style:parent-style-name="Table_20_Contents">
      <style:text-properties style:font-name="Courier New1" officeooo:rsid="001d70b5" officeooo:paragraph-rsid="001fd294"/>
    </style:style>
    <style:style style:name="P64" style:family="paragraph" style:parent-style-name="Table_20_Contents">
      <style:text-properties style:font-name="Courier New1" officeooo:rsid="002802c8" officeooo:paragraph-rsid="0029607b"/>
    </style:style>
    <style:style style:name="P65" style:family="paragraph" style:parent-style-name="Table_20_Contents">
      <style:text-properties style:font-name="Courier New1" officeooo:rsid="00263fab" officeooo:paragraph-rsid="00263fab"/>
    </style:style>
    <style:style style:name="P66" style:family="paragraph" style:parent-style-name="Table_20_Contents">
      <style:text-properties style:font-name="Courier New1" officeooo:rsid="001fd294" officeooo:paragraph-rsid="00263fab"/>
    </style:style>
    <style:style style:name="P67" style:family="paragraph" style:parent-style-name="Table_20_Contents">
      <style:text-properties style:font-name="Courier New1" officeooo:rsid="0029607b" officeooo:paragraph-rsid="0029607b"/>
    </style:style>
    <style:style style:name="P68" style:family="paragraph" style:parent-style-name="Table_20_Contents">
      <style:text-properties style:font-name="Courier New1" officeooo:rsid="002b0172" officeooo:paragraph-rsid="002b0172"/>
    </style:style>
    <style:style style:name="P69" style:family="paragraph" style:parent-style-name="Table_20_Contents">
      <style:text-properties style:font-name="Courier New1" officeooo:rsid="002f55ba" officeooo:paragraph-rsid="002f55ba"/>
    </style:style>
    <style:style style:name="P70" style:family="paragraph" style:parent-style-name="Table_20_Contents">
      <style:text-properties style:font-name="Courier New1" officeooo:rsid="0025831c" officeooo:paragraph-rsid="0025831c"/>
    </style:style>
    <style:style style:name="P71" style:family="paragraph" style:parent-style-name="Table_20_Contents">
      <style:text-properties style:font-name="Courier New1" style:text-underline-style="none" fo:font-weight="normal" officeooo:rsid="003109ec" officeooo:paragraph-rsid="003109ec" style:font-weight-asian="normal" style:font-weight-complex="normal"/>
    </style:style>
    <style:style style:name="P72" style:family="paragraph" style:parent-style-name="Text_20_body">
      <style:text-properties style:font-name="Courier New1" style:text-underline-style="none" fo:font-weight="normal" officeooo:rsid="003109ec" officeooo:paragraph-rsid="003109ec" style:font-weight-asian="normal" style:font-weight-complex="normal"/>
    </style:style>
    <style:style style:name="P73" style:family="paragraph" style:parent-style-name="Text_20_body">
      <style:text-properties style:font-name="Courier New1" style:text-underline-style="none" fo:font-weight="normal" officeooo:rsid="00125537" officeooo:paragraph-rsid="00125537" style:font-weight-asian="normal" style:font-weight-complex="normal"/>
    </style:style>
    <style:style style:name="P74" style:family="paragraph" style:parent-style-name="Table_20_Contents">
      <style:text-properties style:font-name="Courier New1" style:text-underline-style="none" officeooo:rsid="006d9279" officeooo:paragraph-rsid="006d9279"/>
    </style:style>
    <style:style style:name="P75" style:family="paragraph" style:parent-style-name="Text_20_body">
      <style:text-properties style:font-name="Courier New1" style:text-underline-style="none" fo:font-weight="bold" officeooo:rsid="000b2ba2" officeooo:paragraph-rsid="000b2ba2" style:font-weight-asian="bold" style:font-weight-complex="bold"/>
    </style:style>
    <style:style style:name="P76" style:family="paragraph" style:parent-style-name="Text_20_body">
      <style:text-properties style:font-name="Courier New1" style:text-underline-style="none" officeooo:rsid="000b2ba2" officeooo:paragraph-rsid="000b2ba2"/>
    </style:style>
    <style:style style:name="P77" style:family="paragraph" style:parent-style-name="Text_20_body">
      <style:text-properties style:font-name="Courier New1" style:text-underline-style="none" officeooo:rsid="004343bc" officeooo:paragraph-rsid="004343bc"/>
    </style:style>
    <style:style style:name="P78" style:family="paragraph" style:parent-style-name="Text_20_body">
      <style:text-properties style:font-name="Courier New1" style:text-underline-style="none" officeooo:rsid="007cfdb1" officeooo:paragraph-rsid="007f4132"/>
    </style:style>
    <style:style style:name="P79" style:family="paragraph" style:parent-style-name="Table_20_Contents">
      <style:text-properties style:font-name="Courier New1" officeooo:rsid="00330e86" officeooo:paragraph-rsid="00330e86"/>
    </style:style>
    <style:style style:name="P80" style:family="paragraph" style:parent-style-name="Table_20_Contents">
      <style:text-properties style:font-name="Courier New1" officeooo:rsid="00376624" officeooo:paragraph-rsid="00376624"/>
    </style:style>
    <style:style style:name="P81" style:family="paragraph" style:parent-style-name="Table_20_Contents">
      <style:text-properties style:font-name="Courier New1" officeooo:rsid="003942c3" officeooo:paragraph-rsid="003942c3"/>
    </style:style>
    <style:style style:name="P82" style:family="paragraph" style:parent-style-name="Table_20_Contents">
      <style:text-properties style:font-name="Courier New1" officeooo:rsid="003b2b35" officeooo:paragraph-rsid="003b2b35"/>
    </style:style>
    <style:style style:name="P83" style:family="paragraph" style:parent-style-name="Table_20_Contents">
      <style:text-properties style:font-name="Courier New1" fo:font-weight="bold" officeooo:rsid="003c90f6" officeooo:paragraph-rsid="003c90f6" style:font-weight-asian="bold" style:font-weight-complex="bold"/>
    </style:style>
    <style:style style:name="P84" style:family="paragraph" style:parent-style-name="Table_20_Contents">
      <style:text-properties style:font-name="Courier New1" officeooo:rsid="003ddb04" officeooo:paragraph-rsid="003ddb04"/>
    </style:style>
    <style:style style:name="P85" style:family="paragraph" style:parent-style-name="Table_20_Contents">
      <style:text-properties style:font-name="Courier New1" officeooo:rsid="003f339d" officeooo:paragraph-rsid="003f339d"/>
    </style:style>
    <style:style style:name="P86" style:family="paragraph" style:parent-style-name="Table_20_Contents">
      <style:text-properties style:font-name="Courier New1" officeooo:rsid="0050c396" officeooo:paragraph-rsid="00513edc"/>
    </style:style>
    <style:style style:name="P87" style:family="paragraph" style:parent-style-name="Table_20_Contents">
      <style:text-properties style:font-name="Courier New1" officeooo:rsid="0053b853" officeooo:paragraph-rsid="0053b853"/>
    </style:style>
    <style:style style:name="P88" style:family="paragraph" style:parent-style-name="Table_20_Contents">
      <style:text-properties style:font-name="Courier New1" officeooo:rsid="0055661e" officeooo:paragraph-rsid="0055661e"/>
    </style:style>
    <style:style style:name="P89" style:family="paragraph" style:parent-style-name="Table_20_Contents">
      <style:text-properties style:font-name="Courier New1" officeooo:rsid="00565f7f" officeooo:paragraph-rsid="00565f7f"/>
    </style:style>
    <style:style style:name="P90" style:family="paragraph" style:parent-style-name="Table_20_Contents">
      <style:text-properties style:font-name="Courier New1" officeooo:rsid="006d9279" officeooo:paragraph-rsid="006d9279"/>
    </style:style>
    <style:style style:name="P91" style:family="paragraph" style:parent-style-name="Text_20_body">
      <style:text-properties style:font-name="Courier New1"/>
    </style:style>
    <style:style style:name="P92" style:family="paragraph" style:parent-style-name="Text_20_body">
      <style:text-properties style:font-name="Courier New1" officeooo:paragraph-rsid="00125537"/>
    </style:style>
    <style:style style:name="P93" style:family="paragraph" style:parent-style-name="Text_20_body">
      <style:text-properties style:font-name="Courier New1" officeooo:paragraph-rsid="002802c8"/>
    </style:style>
    <style:style style:name="P94" style:family="paragraph" style:parent-style-name="Text_20_body">
      <style:paragraph-properties fo:text-align="start" style:justify-single-word="false"/>
      <style:text-properties style:font-name="Courier New1" officeooo:paragraph-rsid="002e8e3d"/>
    </style:style>
    <style:style style:name="P95" style:family="paragraph" style:parent-style-name="Text_20_body">
      <style:paragraph-properties fo:text-align="start" style:justify-single-word="false"/>
      <style:text-properties style:font-name="Courier New1" officeooo:paragraph-rsid="0062ce58"/>
    </style:style>
    <style:style style:name="P96" style:family="paragraph" style:parent-style-name="Text_20_body">
      <style:text-properties style:font-name="Courier New1" officeooo:paragraph-rsid="003942c3"/>
    </style:style>
    <style:style style:name="P97" style:family="paragraph" style:parent-style-name="Text_20_body">
      <style:text-properties style:font-name="Courier New1" officeooo:paragraph-rsid="003ae9a3"/>
    </style:style>
    <style:style style:name="P98" style:family="paragraph" style:parent-style-name="Text_20_body">
      <style:text-properties style:font-name="Courier New1" officeooo:paragraph-rsid="003ddb04"/>
    </style:style>
    <style:style style:name="P99" style:family="paragraph" style:parent-style-name="Text_20_body">
      <style:text-properties style:font-name="Courier New1" officeooo:paragraph-rsid="0050c396"/>
    </style:style>
    <style:style style:name="P100" style:family="paragraph" style:parent-style-name="Text_20_body">
      <style:text-properties style:font-name="Courier New1" officeooo:paragraph-rsid="00578650"/>
    </style:style>
    <style:style style:name="P101" style:family="paragraph" style:parent-style-name="Text_20_body">
      <style:text-properties style:font-name="Courier New1" officeooo:rsid="006b0c7a" officeooo:paragraph-rsid="006b0c7a"/>
    </style:style>
    <style:style style:name="P102" style:family="paragraph" style:parent-style-name="Title">
      <style:text-properties style:font-name="Courier New1"/>
    </style:style>
    <style:style style:name="P103" style:family="paragraph" style:parent-style-name="Title">
      <style:paragraph-properties fo:break-before="page"/>
    </style:style>
    <style:style style:name="P104" style:family="paragraph" style:parent-style-name="Table_20_Contents">
      <style:text-properties style:font-name="Courier New" officeooo:rsid="0074112f" officeooo:paragraph-rsid="0074112f"/>
    </style:style>
    <style:style style:name="P105" style:family="paragraph" style:parent-style-name="Table_20_Contents">
      <style:text-properties style:font-name="Courier New" officeooo:rsid="0074112f" officeooo:paragraph-rsid="00754f0b"/>
    </style:style>
    <style:style style:name="P106" style:family="paragraph" style:parent-style-name="Table_20_Contents">
      <style:text-properties fo:font-style="italic" officeooo:rsid="0074112f" officeooo:paragraph-rsid="0074112f" style:font-style-asian="italic" style:font-style-complex="italic"/>
    </style:style>
    <style:style style:name="P107" style:family="paragraph" style:parent-style-name="Text_20_body">
      <style:text-properties fo:font-style="italic" style:font-style-asian="italic" style:font-style-complex="italic"/>
    </style:style>
    <style:style style:name="P108" style:family="paragraph" style:parent-style-name="Text_20_body">
      <style:text-properties fo:font-style="italic" officeooo:paragraph-rsid="00754f0b" style:font-style-asian="italic" style:font-style-complex="italic"/>
    </style:style>
    <style:style style:name="P109" style:family="paragraph" style:parent-style-name="Table_20_Contents">
      <style:text-properties fo:font-style="normal" officeooo:rsid="00754f0b" officeooo:paragraph-rsid="00754f0b" style:font-style-asian="normal" style:font-style-complex="normal"/>
    </style:style>
    <style:style style:name="P110" style:family="paragraph" style:parent-style-name="Text_20_body">
      <style:text-properties fo:font-style="normal" style:text-underline-style="solid" style:text-underline-width="auto" style:text-underline-color="font-color" fo:font-weight="bold" officeooo:rsid="0074112f" officeooo:paragraph-rsid="0074112f" style:font-style-asian="normal" style:font-weight-asian="bold" style:font-style-complex="normal" style:font-weight-complex="bold"/>
    </style:style>
    <style:style style:name="P111" style:family="paragraph" style:parent-style-name="Text_20_body">
      <style:text-properties style:text-underline-style="none" fo:font-weight="normal" officeooo:rsid="00793f79" officeooo:paragraph-rsid="007a9495" style:font-weight-asian="normal" style:font-weight-complex="normal"/>
    </style:style>
    <style:style style:name="P112" style:family="paragraph" style:parent-style-name="Text_20_body">
      <style:text-properties style:text-underline-style="none" officeooo:paragraph-rsid="007f4132"/>
    </style:style>
    <style:style style:name="P113" style:family="paragraph" style:parent-style-name="Heading_20_1">
      <style:text-properties style:font-name="Courier New1"/>
    </style:style>
    <style:style style:name="P114" style:family="paragraph" style:parent-style-name="Heading_20_2">
      <style:text-properties style:font-name="Courier New1"/>
    </style:style>
    <style:style style:name="P115" style:family="paragraph" style:parent-style-name="Heading_20_2">
      <style:text-properties style:font-name="Courier New1" style:text-underline-style="solid" style:text-underline-width="auto" style:text-underline-color="font-color" officeooo:rsid="002b0172" officeooo:paragraph-rsid="002b0172"/>
    </style:style>
    <style:style style:name="P116" style:family="paragraph" style:parent-style-name="Heading_20_2">
      <style:text-properties style:font-name="Courier New1" style:text-underline-style="solid" style:text-underline-width="auto" style:text-underline-color="font-color"/>
    </style:style>
    <style:style style:name="P117" style:family="paragraph" style:parent-style-name="Heading_20_2">
      <style:text-properties style:font-name="Courier New1" style:text-underline-style="solid" style:text-underline-width="auto" style:text-underline-color="font-color" officeooo:rsid="0035bb6e" officeooo:paragraph-rsid="0035bb6e"/>
    </style:style>
    <style:style style:name="P118" style:family="paragraph" style:parent-style-name="Heading_20_2">
      <style:text-properties style:font-name="Courier New1" style:text-underline-style="solid" style:text-underline-width="auto" style:text-underline-color="font-color" officeooo:rsid="003ddb04" officeooo:paragraph-rsid="003ddb04"/>
    </style:style>
    <style:style style:name="P119" style:family="paragraph" style:parent-style-name="Heading_20_2">
      <style:text-properties style:font-name="Courier New1" style:text-underline-style="solid" style:text-underline-width="auto" style:text-underline-color="font-color" fo:font-weight="bold" officeooo:rsid="00793f79" officeooo:paragraph-rsid="00793f79" style:font-weight-asian="bold" style:font-weight-complex="bold"/>
    </style:style>
    <style:style style:name="P120" style:family="paragraph" style:parent-style-name="Heading_20_2">
      <style:text-properties style:font-name="Courier New1" style:text-underline-style="solid" style:text-underline-width="auto" style:text-underline-color="font-color" fo:font-weight="bold" style:font-weight-asian="bold" style:font-weight-complex="bold"/>
    </style:style>
    <style:style style:name="P121" style:family="paragraph" style:parent-style-name="Heading_20_2">
      <style:text-properties style:font-name="Courier New1" style:text-underline-style="solid" style:text-underline-width="auto" style:text-underline-color="font-color" officeooo:paragraph-rsid="00866292"/>
    </style:style>
    <style:style style:name="P122" style:family="paragraph" style:parent-style-name="Heading_20_2">
      <style:text-properties style:font-name="Courier New1" officeooo:rsid="003109ec" officeooo:paragraph-rsid="003109ec"/>
    </style:style>
    <style:style style:name="P123" style:family="paragraph" style:parent-style-name="Heading_20_2" style:list-style-name="">
      <style:text-properties style:font-name="Courier New1"/>
    </style:style>
    <style:style style:name="P124" style:family="paragraph" style:parent-style-name="Heading_20_2">
      <style:text-properties style:font-name="Courier New1" officeooo:paragraph-rsid="00578650"/>
    </style:style>
    <style:style style:name="P125" style:family="paragraph" style:parent-style-name="Heading_20_2">
      <style:text-properties style:text-underline-style="solid" style:text-underline-width="auto" style:text-underline-color="font-color" officeooo:paragraph-rsid="007f4132"/>
    </style:style>
    <style:style style:name="P126" style:family="paragraph" style:parent-style-name="Heading_20_2">
      <style:text-properties officeooo:rsid="0080dac8" officeooo:paragraph-rsid="0080dac8"/>
    </style:style>
    <style:style style:name="P127" style:family="paragraph" style:parent-style-name="Heading_20_3">
      <style:text-properties style:font-name="Courier New1"/>
    </style:style>
    <style:style style:name="P128" style:family="paragraph" style:parent-style-name="Heading_20_3">
      <style:text-properties officeooo:rsid="00754f0b" officeooo:paragraph-rsid="00754f0b"/>
    </style:style>
    <style:style style:name="P129" style:family="paragraph" style:parent-style-name="Heading_20_3">
      <style:text-properties style:text-underline-style="solid" style:text-underline-width="auto" style:text-underline-color="font-color"/>
    </style:style>
    <style:style style:name="P130" style:family="paragraph" style:parent-style-name="Table_20_Contents">
      <style:text-properties officeooo:rsid="0081430e" officeooo:paragraph-rsid="0081430e"/>
    </style:style>
    <style:style style:name="P131" style:family="paragraph" style:parent-style-name="Table_20_Contents">
      <style:text-properties officeooo:rsid="00817a86" officeooo:paragraph-rsid="00817a86"/>
    </style:style>
    <style:style style:name="P132" style:family="paragraph" style:parent-style-name="Table_20_Contents">
      <style:text-properties style:font-name="Courier New1" officeooo:rsid="00565f7f" officeooo:paragraph-rsid="00866292"/>
    </style:style>
    <style:style style:name="P133" style:family="paragraph" style:parent-style-name="Text_20_body">
      <style:text-properties style:font-name="Courier New1" fo:font-style="normal" style:text-underline-style="none" fo:font-weight="normal" officeooo:rsid="00793f79" officeooo:paragraph-rsid="00793f79" style:font-style-asian="normal" style:font-weight-asian="normal" style:font-style-complex="normal" style:font-weight-complex="normal"/>
    </style:style>
    <style:style style:name="P134" style:family="paragraph" style:parent-style-name="Text_20_body">
      <style:text-properties style:font-name="Courier New1" fo:font-style="italic" style:text-underline-style="none" officeooo:rsid="004343bc" officeooo:paragraph-rsid="0081430e" style:font-style-asian="italic" style:font-style-complex="italic"/>
    </style:style>
    <style:style style:name="P135" style:family="paragraph" style:parent-style-name="Text_20_body">
      <style:text-properties fo:font-style="italic" officeooo:rsid="007e912b" officeooo:paragraph-rsid="007e912b" style:font-style-asian="italic" style:font-style-complex="italic"/>
    </style:style>
    <style:style style:name="P136" style:family="paragraph" style:parent-style-name="Text_20_body">
      <style:text-properties officeooo:paragraph-rsid="00817a86"/>
    </style:style>
    <style:style style:name="P137" style:family="paragraph" style:parent-style-name="Text_20_body">
      <style:text-properties style:text-underline-style="solid" style:text-underline-width="auto" style:text-underline-color="font-color" fo:font-weight="bold" style:font-weight-asian="bold" style:font-weight-complex="bold"/>
    </style:style>
    <style:style style:name="T1" style:family="text">
      <style:text-properties officeooo:rsid="00098e5a"/>
    </style:style>
    <style:style style:name="T2" style:family="text">
      <style:text-properties fo:font-size="12pt" officeooo:rsid="00083a3c" style:font-size-asian="12pt" style:font-size-complex="12pt"/>
    </style:style>
    <style:style style:name="T3" style:family="text">
      <style:text-properties fo:font-size="12pt" officeooo:rsid="00098e5a" style:font-size-asian="12pt" style:font-size-complex="12pt"/>
    </style:style>
    <style:style style:name="T4" style:family="text">
      <style:text-properties fo:font-size="12pt" officeooo:rsid="000cc1d5" style:font-size-asian="12pt" style:font-size-complex="12pt"/>
    </style:style>
    <style:style style:name="T5" style:family="text">
      <style:text-properties officeooo:rsid="000ae70c"/>
    </style:style>
    <style:style style:name="T6" style:family="text">
      <style:text-properties officeooo:rsid="000b2ba2"/>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ae70c"/>
    </style:style>
    <style:style style:name="T9" style:family="text">
      <style:text-properties style:text-underline-style="solid" style:text-underline-width="auto" style:text-underline-color="font-color" officeooo:rsid="000b2ba2"/>
    </style:style>
    <style:style style:name="T10" style:family="text">
      <style:text-properties style:text-underline-style="solid" style:text-underline-width="auto" style:text-underline-color="font-color" fo:font-weight="bold" officeooo:rsid="00125537" style:font-weight-asian="bold" style:font-weight-complex="bold"/>
    </style:style>
    <style:style style:name="T11" style:family="text">
      <style:text-properties style:text-underline-style="solid" style:text-underline-width="auto" style:text-underline-color="font-color" officeooo:rsid="0015e72f"/>
    </style:style>
    <style:style style:name="T12" style:family="text">
      <style:text-properties style:text-underline-style="solid" style:text-underline-width="auto" style:text-underline-color="font-color" officeooo:rsid="0018e15e"/>
    </style:style>
    <style:style style:name="T13" style:family="text">
      <style:text-properties style:text-underline-style="solid" style:text-underline-width="auto" style:text-underline-color="font-color" officeooo:rsid="002b0172"/>
    </style:style>
    <style:style style:name="T14" style:family="text">
      <style:text-properties style:text-underline-style="solid" style:text-underline-width="auto" style:text-underline-color="font-color" officeooo:rsid="002e8e3d"/>
    </style:style>
    <style:style style:name="T15" style:family="text">
      <style:text-properties style:text-underline-style="solid" style:text-underline-width="auto" style:text-underline-color="font-color" officeooo:rsid="00343c2f"/>
    </style:style>
    <style:style style:name="T16" style:family="text">
      <style:text-properties style:text-underline-style="solid" style:text-underline-width="auto" style:text-underline-color="font-color" officeooo:rsid="00412968"/>
    </style:style>
    <style:style style:name="T17" style:family="text">
      <style:text-properties style:text-underline-style="solid" style:text-underline-width="auto" style:text-underline-color="font-color" officeooo:rsid="004efa37"/>
    </style:style>
    <style:style style:name="T18" style:family="text">
      <style:text-properties style:text-underline-style="solid" style:text-underline-width="auto" style:text-underline-color="font-color" officeooo:rsid="00583b67"/>
    </style:style>
    <style:style style:name="T19" style:family="text">
      <style:text-properties style:text-underline-style="solid" style:text-underline-width="auto" style:text-underline-color="font-color" officeooo:rsid="004343bc"/>
    </style:style>
    <style:style style:name="T20" style:family="text">
      <style:text-properties style:text-underline-style="solid" style:text-underline-width="auto" style:text-underline-color="font-color" officeooo:rsid="0083002f"/>
    </style:style>
    <style:style style:name="T21" style:family="text">
      <style:text-properties fo:font-weight="normal" style:font-weight-asian="normal" style:font-weight-complex="normal"/>
    </style:style>
    <style:style style:name="T22" style:family="text">
      <style:text-properties fo:font-weight="normal" officeooo:rsid="000c431b" style:font-weight-asian="normal" style:font-weight-complex="normal"/>
    </style:style>
    <style:style style:name="T23" style:family="text">
      <style:text-properties fo:font-weight="normal" officeooo:rsid="002c856b" style:font-weight-asian="normal" style:font-weight-complex="normal"/>
    </style:style>
    <style:style style:name="T24" style:family="text">
      <style:text-properties fo:font-weight="normal" officeooo:rsid="003942c3" style:font-weight-asian="normal" style:font-weight-complex="normal"/>
    </style:style>
    <style:style style:name="T25" style:family="text">
      <style:text-properties fo:font-weight="normal" officeooo:rsid="003c90f6" style:font-weight-asian="normal" style:font-weight-complex="normal"/>
    </style:style>
    <style:style style:name="T26" style:family="text">
      <style:text-properties officeooo:rsid="000c431b"/>
    </style:style>
    <style:style style:name="T27" style:family="text">
      <style:text-properties officeooo:rsid="000dd9ac"/>
    </style:style>
    <style:style style:name="T28" style:family="text">
      <style:text-properties officeooo:rsid="000f0d68"/>
    </style:style>
    <style:style style:name="T29" style:family="text">
      <style:text-properties officeooo:rsid="00125537"/>
    </style:style>
    <style:style style:name="T30" style:family="text">
      <style:text-properties fo:font-style="italic" style:font-style-asian="italic" style:font-style-complex="italic"/>
    </style:style>
    <style:style style:name="T31" style:family="text">
      <style:text-properties fo:font-style="italic" officeooo:rsid="00125537" style:font-style-asian="italic" style:font-style-complex="italic"/>
    </style:style>
    <style:style style:name="T32" style:family="text">
      <style:text-properties fo:font-style="italic" officeooo:rsid="001d70b5" style:font-style-asian="italic" style:font-style-complex="italic"/>
    </style:style>
    <style:style style:name="T33" style:family="text">
      <style:text-properties fo:font-style="italic" officeooo:rsid="001e8ed3" style:font-style-asian="italic" style:font-style-complex="italic"/>
    </style:style>
    <style:style style:name="T34" style:family="text">
      <style:text-properties fo:font-style="italic" officeooo:rsid="00263fab" style:font-style-asian="italic" style:font-style-complex="italic"/>
    </style:style>
    <style:style style:name="T35" style:family="text">
      <style:text-properties fo:font-style="italic" officeooo:rsid="00330e86" style:font-style-asian="italic" style:font-style-complex="italic"/>
    </style:style>
    <style:style style:name="T36" style:family="text">
      <style:text-properties fo:font-style="italic" officeooo:rsid="003ae9a3" style:font-style-asian="italic" style:font-style-complex="italic"/>
    </style:style>
    <style:style style:name="T37" style:family="text">
      <style:text-properties fo:font-style="italic" officeooo:rsid="003b2b35" style:font-style-asian="italic" style:font-style-complex="italic"/>
    </style:style>
    <style:style style:name="T38" style:family="text">
      <style:text-properties fo:font-style="italic" officeooo:rsid="003c90f6" style:font-style-asian="italic"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officeooo:rsid="002b0172" style:font-style-asian="italic" style:font-style-complex="italic"/>
    </style:style>
    <style:style style:name="T41" style:family="text">
      <style:text-properties fo:font-style="italic" style:text-underline-style="none" officeooo:rsid="002e8e3d" style:font-style-asian="italic" style:font-style-complex="italic"/>
    </style:style>
    <style:style style:name="T42" style:family="text">
      <style:text-properties fo:font-style="italic" style:text-underline-style="none" officeooo:rsid="00330e86" style:font-style-asian="italic" style:font-style-complex="italic"/>
    </style:style>
    <style:style style:name="T43" style:family="text">
      <style:text-properties fo:font-style="italic" style:text-underline-style="none" officeooo:rsid="003ddb04" style:font-style-asian="italic" style:font-style-complex="italic"/>
    </style:style>
    <style:style style:name="T44" style:family="text">
      <style:text-properties fo:font-style="italic" style:text-underline-style="none" officeooo:rsid="004f9e85" style:font-style-asian="italic" style:font-style-complex="italic"/>
    </style:style>
    <style:style style:name="T45" style:family="text">
      <style:text-properties fo:font-style="italic" style:text-underline-style="none" officeooo:rsid="0062ce58" style:font-style-asian="italic" style:font-style-complex="italic"/>
    </style:style>
    <style:style style:name="T46" style:family="text">
      <style:text-properties fo:font-style="italic" style:text-underline-style="none" fo:font-weight="normal" officeooo:rsid="002b0172" style:font-style-asian="italic" style:font-weight-asian="normal" style:font-style-complex="italic" style:font-weight-complex="normal"/>
    </style:style>
    <style:style style:name="T47" style:family="text">
      <style:text-properties fo:font-style="italic" style:text-underline-style="none" fo:font-weight="normal" officeooo:rsid="002e8e3d" style:font-style-asian="italic" style:font-weight-asian="normal" style:font-style-complex="italic" style:font-weight-complex="normal"/>
    </style:style>
    <style:style style:name="T48" style:family="text">
      <style:text-properties fo:font-style="italic" style:text-underline-style="none" fo:font-weight="normal" officeooo:rsid="004343bc" style:font-style-asian="italic" style:font-weight-asian="normal" style:font-style-complex="italic" style:font-weight-complex="normal"/>
    </style:style>
    <style:style style:name="T49" style:family="text">
      <style:text-properties fo:font-style="italic" style:text-underline-style="none" fo:font-weight="normal" officeooo:rsid="0050c396" style:font-style-asian="italic" style:font-weight-asian="normal" style:font-style-complex="italic" style:font-weight-complex="normal"/>
    </style:style>
    <style:style style:name="T50" style:family="text">
      <style:text-properties fo:font-style="italic" style:text-underline-style="none" fo:font-weight="normal" officeooo:rsid="003f339d" style:font-style-asian="italic" style:font-weight-asian="normal" style:font-style-complex="italic" style:font-weight-complex="normal"/>
    </style:style>
    <style:style style:name="T51" style:family="text">
      <style:text-properties fo:font-style="italic" style:text-underline-style="none" fo:font-weight="normal" officeooo:rsid="00767b80" style:font-style-asian="italic" style:font-weight-asian="normal" style:font-style-complex="italic" style:font-weight-complex="normal"/>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3942c3" style:font-style-asian="italic" style:font-weight-asian="normal" style:font-style-complex="italic" style:font-weight-complex="normal"/>
    </style:style>
    <style:style style:name="T54" style:family="text">
      <style:text-properties style:text-underline-style="none"/>
    </style:style>
    <style:style style:name="T55" style:family="text">
      <style:text-properties style:text-underline-style="none" officeooo:rsid="0018e15e"/>
    </style:style>
    <style:style style:name="T56" style:family="text">
      <style:text-properties style:text-underline-style="none" fo:font-weight="normal" style:font-weight-asian="normal" style:font-weight-complex="normal"/>
    </style:style>
    <style:style style:name="T57" style:family="text">
      <style:text-properties style:text-underline-style="none" officeooo:rsid="00330e86"/>
    </style:style>
    <style:style style:name="T58" style:family="text">
      <style:text-properties style:text-underline-style="none" officeooo:rsid="00343c2f"/>
    </style:style>
    <style:style style:name="T59" style:family="text">
      <style:text-properties style:text-underline-style="none" officeooo:rsid="003942c3"/>
    </style:style>
    <style:style style:name="T60" style:family="text">
      <style:text-properties style:text-underline-style="none" officeooo:rsid="00412968"/>
    </style:style>
    <style:style style:name="T61" style:family="text">
      <style:text-properties style:text-underline-style="none" officeooo:rsid="004efa37"/>
    </style:style>
    <style:style style:name="T62" style:family="text">
      <style:text-properties style:text-underline-style="none" officeooo:rsid="006d9279"/>
    </style:style>
    <style:style style:name="T63" style:family="text">
      <style:text-properties officeooo:rsid="001528ae"/>
    </style:style>
    <style:style style:name="T64" style:family="text">
      <style:text-properties officeooo:rsid="0015e72f"/>
    </style:style>
    <style:style style:name="T65" style:family="text">
      <style:text-properties officeooo:rsid="00180104"/>
    </style:style>
    <style:style style:name="T66" style:family="text">
      <style:text-properties officeooo:rsid="0018e15e"/>
    </style:style>
    <style:style style:name="T67" style:family="text">
      <style:text-properties fo:font-weight="bold" style:font-weight-asian="bold" style:font-weight-complex="bold"/>
    </style:style>
    <style:style style:name="T68" style:family="text">
      <style:text-properties fo:font-weight="bold" officeooo:rsid="003942c3" style:font-weight-asian="bold" style:font-weight-complex="bold"/>
    </style:style>
    <style:style style:name="T69" style:family="text">
      <style:text-properties officeooo:rsid="001a8f21"/>
    </style:style>
    <style:style style:name="T70" style:family="text">
      <style:text-properties officeooo:rsid="001cee2f"/>
    </style:style>
    <style:style style:name="T71" style:family="text">
      <style:text-properties officeooo:rsid="001d70b5"/>
    </style:style>
    <style:style style:name="T72" style:family="text">
      <style:text-properties officeooo:rsid="00234d5b"/>
    </style:style>
    <style:style style:name="T73" style:family="text">
      <style:text-properties officeooo:rsid="00263fab"/>
    </style:style>
    <style:style style:name="T74" style:family="text">
      <style:text-properties officeooo:rsid="00274541"/>
    </style:style>
    <style:style style:name="T75" style:family="text">
      <style:text-properties fo:font-style="normal" style:font-style-asian="normal" style:font-style-complex="normal"/>
    </style:style>
    <style:style style:name="T76" style:family="text">
      <style:text-properties fo:font-style="normal" officeooo:rsid="001f69c2" style:font-style-asian="normal" style:font-style-complex="normal"/>
    </style:style>
    <style:style style:name="T77" style:family="text">
      <style:text-properties fo:font-style="normal" officeooo:rsid="0029607b" style:font-style-asian="normal" style:font-style-complex="normal"/>
    </style:style>
    <style:style style:name="T78" style:family="text">
      <style:text-properties fo:font-style="normal" officeooo:rsid="002e8e3d" style:font-style-asian="normal" style:font-style-complex="normal"/>
    </style:style>
    <style:style style:name="T79" style:family="text">
      <style:text-properties fo:font-style="normal" officeooo:rsid="004343bc" style:font-style-asian="normal" style:font-style-complex="normal"/>
    </style:style>
    <style:style style:name="T80" style:family="text">
      <style:text-properties fo:font-style="normal" officeooo:rsid="006fea4f" style:font-style-asian="normal" style:font-style-complex="normal"/>
    </style:style>
    <style:style style:name="T81" style:family="text">
      <style:text-properties fo:font-style="normal" style:text-underline-style="solid" style:text-underline-width="auto" style:text-underline-color="font-color" fo:font-weight="bold" officeooo:rsid="002e8e3d" style:font-style-asian="normal" style:font-weight-asian="bold" style:font-style-complex="normal" style:font-weight-complex="bold"/>
    </style:style>
    <style:style style:name="T82" style:family="text">
      <style:text-properties fo:font-style="normal" style:text-underline-style="solid" style:text-underline-width="auto" style:text-underline-color="font-color" fo:font-weight="normal" officeooo:rsid="007a9495" style:font-style-asian="normal" style:font-weight-asian="normal" style:font-style-complex="normal" style:font-weight-complex="normal"/>
    </style:style>
    <style:style style:name="T83" style:family="text">
      <style:text-properties fo:font-style="normal" style:text-underline-style="none" style:font-style-asian="normal" style:font-style-complex="normal"/>
    </style:style>
    <style:style style:name="T84" style:family="text">
      <style:text-properties fo:font-style="normal" style:text-underline-style="none" fo:font-weight="normal" style:font-style-asian="normal" style:font-weight-asian="normal" style:font-style-complex="normal" style:font-weight-complex="normal"/>
    </style:style>
    <style:style style:name="T85" style:family="text">
      <style:text-properties fo:font-style="normal" style:text-underline-style="none" fo:font-weight="normal" officeooo:rsid="0049e96d" style:font-style-asian="normal" style:font-weight-asian="normal" style:font-style-complex="normal" style:font-weight-complex="normal"/>
    </style:style>
    <style:style style:name="T86" style:family="text">
      <style:text-properties fo:font-style="normal" style:text-underline-style="none" fo:font-weight="normal" officeooo:rsid="004b2ed0" style:font-style-asian="normal" style:font-weight-asian="normal" style:font-style-complex="normal" style:font-weight-complex="normal"/>
    </style:style>
    <style:style style:name="T87" style:family="text">
      <style:text-properties fo:font-style="normal" style:text-underline-style="none" fo:font-weight="normal" officeooo:rsid="00513edc" style:font-style-asian="normal" style:font-weight-asian="normal" style:font-style-complex="normal" style:font-weight-complex="normal"/>
    </style:style>
    <style:style style:name="T88" style:family="text">
      <style:text-properties fo:font-style="normal" style:text-underline-style="none" fo:font-weight="normal" officeooo:rsid="006fea4f" style:font-style-asian="normal" style:font-weight-asian="normal" style:font-style-complex="normal" style:font-weight-complex="normal"/>
    </style:style>
    <style:style style:name="T89" style:family="text">
      <style:text-properties fo:font-style="normal" style:text-underline-style="none" fo:font-weight="normal" officeooo:rsid="00719db5" style:font-style-asian="normal" style:font-weight-asian="normal" style:font-style-complex="normal" style:font-weight-complex="normal"/>
    </style:style>
    <style:style style:name="T90" style:family="text">
      <style:text-properties fo:font-style="normal" style:text-underline-style="none" fo:font-weight="normal" officeooo:rsid="007a9495" style:font-style-asian="normal" style:font-weight-asian="normal" style:font-style-complex="normal" style:font-weight-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officeooo:rsid="0029607b"/>
    </style:style>
    <style:style style:name="T93" style:family="text">
      <style:text-properties officeooo:rsid="002b0172"/>
    </style:style>
    <style:style style:name="T94" style:family="text">
      <style:text-properties officeooo:rsid="002c856b"/>
    </style:style>
    <style:style style:name="T95" style:family="text">
      <style:text-properties officeooo:rsid="002caa82"/>
    </style:style>
    <style:style style:name="T96" style:family="text">
      <style:text-properties officeooo:rsid="002d342b"/>
    </style:style>
    <style:style style:name="T97" style:family="text">
      <style:text-properties officeooo:rsid="002e8e3d"/>
    </style:style>
    <style:style style:name="T98" style:family="text">
      <style:text-properties officeooo:rsid="00376624"/>
    </style:style>
    <style:style style:name="T99" style:family="text">
      <style:text-properties officeooo:rsid="003c90f6"/>
    </style:style>
    <style:style style:name="T100" style:family="text">
      <style:text-properties officeooo:rsid="00412968"/>
    </style:style>
    <style:style style:name="T101" style:family="text">
      <style:text-properties officeooo:rsid="004c9442"/>
    </style:style>
    <style:style style:name="T102" style:family="text">
      <style:text-properties officeooo:rsid="004efa37"/>
    </style:style>
    <style:style style:name="T103" style:family="text">
      <style:text-properties officeooo:rsid="0050c396"/>
    </style:style>
    <style:style style:name="T104" style:family="text">
      <style:text-properties officeooo:rsid="00513edc"/>
    </style:style>
    <style:style style:name="T105" style:family="text">
      <style:text-properties officeooo:rsid="00583b67"/>
    </style:style>
    <style:style style:name="T106" style:family="text">
      <style:text-properties officeooo:rsid="005c10c6"/>
    </style:style>
    <style:style style:name="T107" style:family="text">
      <style:text-properties officeooo:rsid="005efed4"/>
    </style:style>
    <style:style style:name="T108" style:family="text">
      <style:text-properties officeooo:rsid="00691b8b"/>
    </style:style>
    <style:style style:name="T109" style:family="text">
      <style:text-properties officeooo:rsid="006cea62"/>
    </style:style>
    <style:style style:name="T110" style:family="text">
      <style:text-properties officeooo:rsid="006d9279"/>
    </style:style>
    <style:style style:name="T111" style:family="text">
      <style:text-properties style:font-name="Courier New1"/>
    </style:style>
    <style:style style:name="T112" style:family="text">
      <style:text-properties style:font-name="Courier New1" fo:font-weight="bold" officeooo:rsid="004c9442" style:font-weight-asian="bold" style:font-weight-complex="bold"/>
    </style:style>
    <style:style style:name="T113" style:family="text">
      <style:text-properties style:font-name="Courier New1" fo:font-weight="bold" officeooo:rsid="004e1430" style:font-weight-asian="bold" style:font-weight-complex="bold"/>
    </style:style>
    <style:style style:name="T114" style:family="text">
      <style:text-properties style:font-name="Courier New1" officeooo:rsid="004c9442"/>
    </style:style>
    <style:style style:name="T115" style:family="text">
      <style:text-properties style:font-name="Courier New1" fo:font-style="normal" style:font-style-asian="normal" style:font-style-complex="normal"/>
    </style:style>
    <style:style style:name="T116" style:family="text">
      <style:text-properties style:font-name="Courier New1" fo:font-style="normal" officeooo:rsid="007a9495" style:font-style-asian="normal" style:font-style-complex="normal"/>
    </style:style>
    <style:style style:name="T117" style:family="text">
      <style:text-properties style:font-name="Courier New1" style:text-underline-style="solid" style:text-underline-width="auto" style:text-underline-color="font-color"/>
    </style:style>
    <style:style style:name="T118" style:family="text">
      <style:text-properties style:font-name="Courier New1" fo:font-style="italic" style:text-underline-style="none" officeooo:rsid="004343bc" style:font-style-asian="italic" style:font-style-complex="italic"/>
    </style:style>
    <style:style style:name="T119" style:family="text">
      <style:text-properties officeooo:rsid="006dab70"/>
    </style:style>
    <style:style style:name="T120" style:family="text">
      <style:text-properties officeooo:rsid="0074112f"/>
    </style:style>
    <style:style style:name="T121" style:family="text">
      <style:text-properties style:font-name="Courier New"/>
    </style:style>
    <style:style style:name="T122" style:family="text">
      <style:text-properties style:font-name="Courier New" officeooo:rsid="0074112f"/>
    </style:style>
    <style:style style:name="T123" style:family="text">
      <style:text-properties style:font-name="Courier New" officeooo:rsid="00754f0b"/>
    </style:style>
    <style:style style:name="T124" style:family="text">
      <style:text-properties style:font-name="Courier New" fo:font-style="italic" style:text-underline-style="none" officeooo:rsid="00817a86" style:font-style-asian="italic" style:font-style-complex="italic"/>
    </style:style>
    <style:style style:name="T125" style:family="text">
      <style:text-properties style:font-name="Courier New" officeooo:rsid="00817a86"/>
    </style:style>
    <style:style style:name="T126" style:family="text">
      <style:text-properties style:font-name="Courier New" officeooo:rsid="00863e61"/>
    </style:style>
    <style:style style:name="T127" style:family="text">
      <style:text-properties officeooo:rsid="00754f0b"/>
    </style:style>
    <style:style style:name="T128" style:family="text">
      <style:text-properties officeooo:rsid="007cfdb1"/>
    </style:style>
    <style:style style:name="T129" style:family="text">
      <style:text-properties officeooo:rsid="0081430e"/>
    </style:style>
    <style:style style:name="T130" style:family="text">
      <style:text-properties officeooo:rsid="0084e915"/>
    </style:style>
    <style:style style:name="T131" style:family="text">
      <style:text-properties officeooo:rsid="00863e61"/>
    </style:style>
    <style:style style:name="T132" style:family="text">
      <style:text-properties officeooo:rsid="00578650"/>
    </style:style>
    <style:style style:name="T133" style:family="text">
      <style:text-properties officeooo:rsid="008767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 table:style-name="Tabelle1">
        <table:table-column table:style-name="Tabelle1.A" table:number-columns-repeated="2"/>
        <table:table-row table:style-name="Tabelle1.1">
          <table:table-cell table:style-name="Tabelle1.A1" office:value-type="string">
            <text:p text:style-name="P7">Wo spielt das Abenteuer</text:p>
          </table:table-cell>
          <table:table-cell table:style-name="Tabelle1.A1" office:value-type="string">
            <text:p text:style-name="P7">Fiktives Deutschland</text:p>
          </table:table-cell>
        </table:table-row>
        <table:table-row table:style-name="Tabelle1.1">
          <table:table-cell table:style-name="Tabelle1.A1" office:value-type="string">
            <text:p text:style-name="P7">Wann spielt das Abenteuer</text:p>
          </table:table-cell>
          <table:table-cell table:style-name="Tabelle1.A1" office:value-type="string">
            <text:p text:style-name="P7">2407</text:p>
          </table:table-cell>
        </table:table-row>
        <table:table-row table:style-name="Tabelle1.1">
          <table:table-cell table:style-name="Tabelle1.A1" office:value-type="string">
            <text:p text:style-name="P7">Nach welchen Regeln spielt das Abenteuer</text:p>
          </table:table-cell>
          <table:table-cell table:style-name="Tabelle1.A1" office:value-type="string">
            <text:p text:style-name="P7">SimplyFight</text:p>
          </table:table-cell>
        </table:table-row>
        <table:table-row table:style-name="Tabelle1.1">
          <table:table-cell table:style-name="Tabelle1.A1" office:value-type="string">
            <text:p text:style-name="P7">Für wie viele Leute ist es gemacht</text:p>
          </table:table-cell>
          <table:table-cell table:style-name="Tabelle1.A1" office:value-type="string">
            <text:p text:style-name="P7">4</text:p>
          </table:table-cell>
        </table:table-row>
        <table:table-row table:style-name="Tabelle1.1">
          <table:table-cell table:style-name="Tabelle1.A1" office:value-type="string">
            <text:p text:style-name="P7">Schwierigkeit für den Spielleiter</text:p>
          </table:table-cell>
          <table:table-cell table:style-name="Tabelle1.A1" office:value-type="string">
            <text:p text:style-name="P7">???</text:p>
          </table:table-cell>
        </table:table-row>
        <table:table-row table:style-name="Tabelle1.1">
          <table:table-cell table:style-name="Tabelle1.A1" office:value-type="string">
            <text:p text:style-name="P7">Schwierigkeit für die Spieler</text:p>
          </table:table-cell>
          <table:table-cell table:style-name="Tabelle1.A1" office:value-type="string">
            <text:p text:style-name="P7">???</text:p>
          </table:table-cell>
        </table:table-row>
        <table:table-row table:style-name="Tabelle1.1">
          <table:table-cell table:style-name="Tabelle1.A1" office:value-type="string">
            <text:p text:style-name="P7">Spieldauer</text:p>
          </table:table-cell>
          <table:table-cell table:style-name="Tabelle1.A1" office:value-type="string">
            <text:p text:style-name="P7">???</text:p>
          </table:table-cell>
        </table:table-row>
      </table:table>
      <text:p text:style-name="P7"/>
      <text:p text:style-name="P102">Die Übernahme von Westfurt</text:p>
      <text:h text:style-name="P113" text:outline-level="1">Einleitung</text:h>
      <text:p text:style-name="P5">Die Erinnerungsschleife, die Simulation der Anfangszeit von Ankerstein, liegt endlich hinter euch. Nach einem langen und beschwerlichen Weg durch den Sumpf seid ihr schließlich in Westfurt angekommen. Doch der Jubel währt nicht lange, denn zu eurem Unglück habt ihr die Tore von dem einst verschlossenen Ankerstein offen gelassen! Ein Schwarm von Springern ist bereits unterwegs und bereit, ein grausames Festmahl zu feiern. Doch nicht nur das Schicksal der Stadt steht auf dem Spiel. Sollte die bevorstehende Anhörung gegen euch entschieden werden, werdet ihr den Rest eures Lebens in 'Der Grotte' verbringen müssen – einem Ort ohne Regeln, eurer neuen Heimat für eine unbestimmte Zeit, falls eure Aussagen nicht überzeugend genug sind. Die gewaltigen Tore des Ratsaals stehen bereits weit geöffnet…</text:p>
      <text:p text:style-name="P5"/>
      <text:p text:style-name="P5"/>
      <text:p text:style-name="P6"/>
      <text:p text:style-name="Title">Das Ratsgebäude (Westfurt)</text:p>
      <text:p text:style-name="P29">Ihr findet euch vor dem eindrucksvollen Tribunalsaal wieder, während die düsteren Vorahnungen in euren Köpfen kreisen. Ihr spürt, dass ein positives Ende der Verhandlung äußerst unwahrscheinlich ist. Die Halle ist nur spärlich gefüllt und wirkt erdrückend und bedrohlich zugleich. Das gedämpfte Licht erhellt den Raum nur schwach, während der Geruch von altem Holz und vergangenem Schicksal in der Luft liegt. <text:span text:style-name="T102">Ihr tretet ein und steht 3 hohen Ratsherren gegenüber die nun über Euer Schicksal entscheiden.</text:span></text:p>
      <table:table table:name="Tabelle2" table:style-name="Tabelle2">
        <table:table-column table:style-name="Tabelle2.A"/>
        <table:table-row table:style-name="TableLine1834327563088">
          <table:table-cell table:style-name="Tabelle2.A1" office:value-type="string">
            <text:p text:style-name="P24"><text:span text:style-name="T2">Die Spieler werden gerade vor das Tribunal gerufen. Es ist keine ihnen bekannte Person anwesend. Es folgt die letzte Anhörung bis zur Urteilsverkündung. Egal was die Spieler machen, ein raus reden </text:span><text:soft-page-break/><text:span text:style-name="T2">wird nahezu unmöglich sein </text:span><text:span text:style-name="T4">und sie werden wegen Hochverrats in die Grotte entsandt</text:span><text:span text:style-name="T2">. </text:span><text:span text:style-name="T3">Werden die Spieler zu </text:span>widerspenstig <text:span text:style-name="T1">werden sie direkt schuldig gesprochen und abgeführt.</text:span></text:p>
          </table:table-cell>
        </table:table-row>
      </table:table>
      <text:p text:style-name="P1"><text:span text:style-name="T112">Probe [</text:span><text:span text:style-name="Strong_20_Emphasis"><text:span text:style-name="T111">Traditionen</text:span></text:span><text:span text:style-name="T112">][</text:span><text:span text:style-name="Strong_20_Emphasis"><text:span text:style-name="T114">Scharfsinn</text:span></text:span><text:span text:style-name="T112">]</text:span><text:span text:style-name="T113">[Überlebenskunst] + 10</text:span><text:span text:style-name="T112">:</text:span></text:p>
      <table:table table:name="Tabelle32" table:style-name="Tabelle32">
        <table:table-column table:style-name="Tabelle32.A"/>
        <table:table-row table:style-name="TableLine1834327559824">
          <table:table-cell table:style-name="Tabelle32.A1" office:value-type="string">
            <text:p text:style-name="P25">Euch fällt auf, dass <text:span text:style-name="T102">die 3 Ratsherren jeweils einen Umhang tragen. Sowohl für deren Amt als auch </text:span>für diese Temperaturen <text:span text:style-name="T102">ist das </text:span>sehr unüblich.</text:p>
          </table:table-cell>
        </table:table-row>
      </table:table>
      <text:h text:style-name="P114" text:outline-level="2">Kurzer Aufenthalt</text:h>
      <text:p text:style-name="P5">Ihr werdet in einen geräumigen Aufenthaltsraum geführt, der eine gewöhnliche Einrichtung aufweist. Bequeme Sessel und Tische sind im Raum verteilt, doch eure Aufmerksamkeit wird sofort auf die <text:span text:style-name="T70">vergitterten</text:span> <text:span text:style-name="T70">Fenster</text:span> gelenkt. Ihr könnt leise Stimmen und das Klirren von Waffen auf der anderen Seite <text:span text:style-name="T70">der Tür </text:span>hören, was darauf hindeutet, dass Wachen dort positioniert sind.</text:p>
      <text:p text:style-name="P6"/>
      <table:table table:name="Tabelle6" table:style-name="Tabelle6">
        <table:table-column table:style-name="Tabelle6.A"/>
        <table:table-row table:style-name="TableLine1834327557648">
          <table:table-cell table:style-name="Tabelle6.A1" office:value-type="string">
            <text:p text:style-name="P3">Nach der Urteilsverkündung werden die Spieler in einen separaten Raum gebracht. <text:span text:style-name="T27">Es gibt nur eine Tür und </text:span><text:span text:style-name="T28">2 </text:span><text:span text:style-name="T27">hochgelegene Fenster. Vor der Tür sind 2 Wachen postiert. Nach etwa 10 Minuten werden die Spieler von einem Transporttrupp abgeholt.</text:span></text:p>
          </table:table-cell>
        </table:table-row>
      </table:table>
      <text:p text:style-name="P6"/>
      <text:h text:style-name="P113" text:outline-level="1">Der Weg zur Grotte</text:h>
      <text:p text:style-name="P29"><text:span text:style-name="T70">Nach kurzer Zeit </text:span>werdet von bewaffneten Wachen abgeholt. Gemeinsam werdet Ihr zu Fuß transportiert, begleitet von einer gut bewachten Truppe. Der Weg führt euch durch einen dichten Wald, dessen Baumkronen das Sonnenlicht nur spärlich durchlassen. Ein malerischer Bach begleitet euch auf eurem Weg Während des Marsches könnt Ihr immer wieder das aufgeregte Gemurmel der Wachen vernehmen.</text:p>
      <table:table table:name="Tabelle3" table:style-name="Tabelle3">
        <table:table-column table:style-name="Tabelle3.A"/>
        <table:table-row table:style-name="TableLine1834327551936">
          <table:table-cell table:style-name="Tabelle3.A1" office:value-type="string">
            <text:p text:style-name="P42">Der Weg zur Grotte verläuft ruhig. Wenn die Spieler einige Wachen belauschen können sie SLI ‚<text:span text:style-name="T8">Der </text:span><text:span text:style-name="T9">a</text:span><text:span text:style-name="T8">ndere Transport</text:span><text:span text:style-name="T5">‘ erfahren. <text:s/></text:span><text:span text:style-name="T6">Sprechen sie die Wachen darauf an sind diese gewillt Details preis zu geben. </text:span><text:span text:style-name="T66">Im allgemeinen sind die Wachen aber nicht feindselig oder negativ auf die Gruppe eingestellt. Sollten sie aber zu großen Unsinn machen werden sie ab da </text:span><text:span text:style-name="T69">an</text:span><text:span text:style-name="T66"> </text:span><text:span text:style-name="T12">stark bewacht</text:span><text:span text:style-name="T55">.</text:span></text:p>
          </table:table-cell>
        </table:table-row>
      </table:table>
      <text:p text:style-name="P91"/>
      <text:p text:style-name="P17">Der andere Transport:</text:p>
      <table:table table:name="Tabelle4" table:style-name="Tabelle4">
        <table:table-column table:style-name="Tabelle4.A"/>
        <table:table-row table:style-name="TableLine1834327554656">
          <table:table-cell table:style-name="Tabelle4.A1" office:value-type="string">
            <text:p text:style-name="P43">Es gab vor einiger Zeit einen anderen Transport zur Grotte. <text:span text:style-name="T6">Dieser wurde aber angegriffen. Man konnte nicht ganz ausmachen von wem. Es gab Spuren und Überreste von Springer die aber eher inszeniert wirkten. Das merkwürdige, zusätzlich wurden Nahrungsmittel entwendet die für Springer eher uninteressant sind. </text:span><text:span text:style-name="T26">Von den Wachen gab es keine Überlebenden und die Inhaftierten waren verschwunden.</text:span></text:p>
          </table:table-cell>
        </table:table-row>
      </table:table>
      <text:p text:style-name="P18"/>
      <text:p text:style-name="P18">Stark bewacht:</text:p>
      <table:table table:name="Tabelle9" table:style-name="Tabelle9">
        <table:table-column table:style-name="Tabelle9.A"/>
        <text:soft-page-break/>
        <table:table-row table:style-name="TableLine1834327562272">
          <table:table-cell table:style-name="Tabelle9.A1" office:value-type="string">
            <text:p text:style-name="P44">Wenn die Spieler durch welche Aktion auch immer stärker bewacht werden, sind alle Proben um 30 erschwert. Zudem ist nichts Heimliches mehr möglich.</text:p>
          </table:table-cell>
        </table:table-row>
      </table:table>
      <text:p text:style-name="P75"/>
      <text:p text:style-name="P76"><text:span text:style-name="T67">Probe [Wahrnehmung – 10]: </text:span><text:span text:style-name="T22">Es scheint als würden sich </text:span><text:span text:style-name="T21">fern abseits des Weges die Büsche bewegen.</text:span></text:p>
      <table:table table:name="Tabelle5" table:style-name="Tabelle5">
        <table:table-column table:style-name="Tabelle5.A"/>
        <table:table-row table:style-name="TableLine1834327562544">
          <table:table-cell table:style-name="Tabelle5.A1" office:value-type="string">
            <text:p text:style-name="P26">Tatsächlich bemerkt Ihr wie weiter entfernt 2 Personen im Unterholz sitzen. <text:span text:style-name="T99">Auf die Distanz</text:span><text:span text:style-name="T26"> ist keine Gruppenzugehörigkeit zu erkennen.</text:span></text:p>
          </table:table-cell>
        </table:table-row>
        <table:table-row table:style-name="TableLine1834327549760">
          <table:table-cell table:style-name="Tabelle5.A2" office:value-type="string">
            <text:p text:style-name="P27">Ohne triftigen Grund wird der Trupp diese Gruppe nicht verfolgen. Es werden allerdings 2 Wachleute in die Richtung geschickt.</text:p>
          </table:table-cell>
        </table:table-row>
      </table:table>
      <text:h text:style-name="P114" text:outline-level="2">Dolchschlinge<text:span text:style-name="T29">n</text:span></text:h>
      <text:p text:style-name="P92"><text:span text:style-name="T31">Während ihr euch durch das dichte Unterholz vorarbeitet, fallen euch am Wegesrand einige Ranken auf, die wild aus dem Boden sprießen. </text:span>Einige der Ranken tragen wunderschöne, farbenfrohe Blüten.<text:line-break/><text:span text:style-name="T10">Dolchschlinge im Sumpf begegnet:</text:span></text:p>
      <table:table table:name="Tabelle7" table:style-name="Tabelle7">
        <table:table-column table:style-name="Tabelle7.A"/>
        <table:table-row table:style-name="TableLine1834327564448">
          <table:table-cell table:style-name="Tabelle7.A1" office:value-type="string">
            <text:p text:style-name="P46">Den Spielern einen Tipp geben.</text:p>
          </table:table-cell>
        </table:table-row>
      </table:table>
      <text:p text:style-name="P73"/>
      <table:table table:name="Tabelle8" table:style-name="Tabelle8">
        <table:table-column table:style-name="Tabelle8.A"/>
        <table:table-row table:style-name="TableLine1834327553840">
          <table:table-cell table:style-name="Tabelle8.A1" office:value-type="string">
            <text:p text:style-name="P45">Was die Spieler mit dieser Information anfangen ist ihnen überlassen. Sollten Sie eine offensichtliche Aktion ausführen die unter Umständen eine der Wachen verletzen könnte werden sie ab da an <text:span text:style-name="T7">Stärker bewacht </text:span><text:span text:style-name="T12">(s.o.)</text:span><text:span text:style-name="T54">.<text:line-break/></text:span><text:span text:style-name="T61">Sollte es hingegen zu einem ‚Unfall‘ kommen in dem die Spieler ggf. Wachen helfen, haben sie später </text:span><text:span text:style-name="T17">einen Gut</text:span><text:span text:style-name="T61">.</text:span></text:p>
          </table:table-cell>
        </table:table-row>
      </table:table>
      <text:p text:style-name="P73"/>
      <text:h text:style-name="P114" text:outline-level="2">Die Ruinen</text:h>
      <text:p text:style-name="P30"><text:span text:style-name="T63">Ihr erreicht eine verfallene Mühle, deren hölzernes Gebäude vom Zahn der Zeit gezeichnet ist. Der Anführer des Wachtrupps scheint sichtlich nervös zu sein </text:span><text:span text:style-name="T71">und befiehlt einigen Wachen die Gegend zu erkundschaften.</text:span><text:span text:style-name="T63"> Ihr werdet von den Wachen an eine alte Steinmauer </text:span><text:span text:style-name="T71">verwitterte</text:span><text:span text:style-name="T63"> </text:span><text:span text:style-name="T64">gesetzt</text:span><text:span text:style-name="T63">.</text:span></text:p>
      <table:table table:name="Tabelle10" table:style-name="Tabelle10">
        <table:table-column table:style-name="Tabelle10.A"/>
        <table:table-row table:style-name="TableLine1834327564176">
          <table:table-cell table:style-name="Tabelle10.A1" office:value-type="string">
            <text:p text:style-name="P61">Der letz<text:span text:style-name="T63">t</text:span>e Transporttrupp wurde hier überfallen. Die Truppe hat Anweisung bekommen sich hier noch einmal umzuschauen. <text:span text:style-name="T64">Es ist möglich, dass die Spieler beim Umsehen eine </text:span><text:span text:style-name="T11">alte Brosche</text:span><text:span text:style-name="T64"> finden.</text:span></text:p>
          </table:table-cell>
        </table:table-row>
      </table:table>
      <text:p text:style-name="P30"/>
      <text:p text:style-name="P38">Die Brosche:</text:p>
      <table:table table:name="Tabelle11" table:style-name="Tabelle11">
        <table:table-column table:style-name="Tabelle11.A"/>
        <table:table-row table:style-name="TableLine1834327549488">
          <table:table-cell table:style-name="Tabelle11.A1" office:value-type="string">
            <text:p text:style-name="P62">Die Brosche ist aus Bronze gefertigt. Sie trägt das Symbol einer Rose. s. Bild ‚Brosche.<text:span text:style-name="T65">jpg</text:span>‘.</text:p>
          </table:table-cell>
        </table:table-row>
        <table:table-row table:style-name="TableLine1834327548400">
          <table:table-cell table:style-name="Tabelle11.A2" office:value-type="string">
            <text:p text:style-name="P63">Im späteren Verlauf kann diese als Pfand verwendet werden.</text:p>
          </table:table-cell>
        </table:table-row>
      </table:table>
      <text:p text:style-name="P38"><text:soft-page-break/></text:p>
      <text:p text:style-name="Title">Die Grotte</text:p>
      <text:p text:style-name="P93"><text:span text:style-name="T32">Nach einiger Zeit verlassen d</text:span><text:span text:style-name="T30">ie Wachen plötzlich </text:span><text:span text:style-name="T32">den </text:span><text:span text:style-name="T30">ausgetretenen Pfad. Mit rauen Gesten und grimmigen Blicken zwingen sie euch, einem schmalen Tunnel zu folgen, der in die Dunkelheit führt. Die Luft wird zunehmend feucht und modrig, während ihr euch weiter vorwärts bewegt. Schließlich offenbart sich vor euch eine massive befestigte Anlage, eingebettet tief in den Eingeweiden der Höhle. Es ist die berüchtigte Grotte - ein Arbeitslager, das nun euer neues Zuhause sein soll. </text:span><text:span text:style-name="T33">3 Wachleute kommen Euch entgegen und leiten Euch durch riesige Tore ins Innere. Hinter den Toren offenbart sich ein Krater den man dem Anschein nach über 2 Rampen betreten kann. </text:span><text:span text:style-name="T34">Das Ausmaß des Kraters ist atemberaubend, und seine Wände scheinen unendlich hoch zu sein. Das Tageslicht dringt durch die teilweise durchbrochene Felsdecke ein und erschafft ein faszinierendes Spiel aus Licht und Schatten.</text:span></text:p>
      <text:p text:style-name="P93"><text:span text:style-name="T33">Man führt Euch zu einer dieser Rampen und bringt Euch hinab. Bevor man Euch in den Krater entlässt überreicht man </text:span><text:span text:style-name="T34">begleitet Euch eine Wache ein kurzes Stück und überreicht </text:span><text:span text:style-name="T33">Euch </text:span><text:span text:style-name="T34">je </text:span><text:span text:style-name="T33">ein Päckchen mit Vorräten.</text:span></text:p>
      <table:table table:name="Tabelle19" table:style-name="Tabelle19">
        <table:table-column table:style-name="Tabelle19.A"/>
        <table:table-row table:style-name="TableLine1834327555200">
          <table:table-cell table:style-name="Tabelle19.A1" office:value-type="string">
            <text:p text:style-name="P64"><text:span text:style-name="T76">Die Spieler erhalten </text:span><text:span text:style-name="T77">je </text:span><text:span text:style-name="T76">ein Päckchen mit Nahrung für 1 Tag. </text:span>Die Wache Kai ergibt zu erkennen, dass er die Situation nicht in Ordnung findet.</text:p>
          </table:table-cell>
        </table:table-row>
      </table:table>
      <text:p text:style-name="P47"/>
      <text:p text:style-name="P49">Sprechen sie mit Kai:</text:p>
      <table:table table:name="Tabelle18" table:style-name="Tabelle18">
        <table:table-column table:style-name="Tabelle18.A"/>
        <table:table-row table:style-name="TableLine1834327556016">
          <table:table-cell table:style-name="Tabelle18.A1" office:value-type="string">
            <text:p text:style-name="P65"><text:span text:style-name="T74">Kai</text:span> ist ein relativ neuer Wachmann der mit der Situation nicht zufrieden ist und all das hier Falsch findet. Vor allem angesichts der Lage in der Umgebung. <text:span text:style-name="T119">Er erwähnt, dass in letzter zeit viele unerfahrene Wachleute hier eingeteilt wurden. </text:span>Im Gespräch erklärt er Ihnen den <text:span text:style-name="T7">Ablauf in der Grotte</text:span><text:span text:style-name="T54">.</text:span></text:p>
          </table:table-cell>
        </table:table-row>
      </table:table>
      <text:p text:style-name="P7"/>
      <text:p text:style-name="P53">Ablauf in der Grotte:</text:p>
      <table:table table:name="Tabelle16" table:style-name="Tabelle16">
        <table:table-column table:style-name="Tabelle16.A"/>
        <table:table-row table:style-name="TableLine1834327569072">
          <table:table-cell table:style-name="Tabelle16.A1" office:value-type="string">
            <text:p text:style-name="P66">Der Tag läuft strukturiert ab. Morgens kann man <text:span text:style-name="T92">an der Rampe </text:span>Wertmarken gegen Nahrungspäkchen eintauschen. Wertmarken bekommt man für das fördern von Kohle und Eisenerz. Die Wertmarken sollte man möglichst versteckt halten weil es einige darauf abgesehen haben. <text:span text:style-name="T95">Abends geht jeder selbständig in eine der Kammern.</text:span></text:p>
            <text:p text:style-name="P48"><text:span text:style-name="T94">Probe [</text:span>Einschüchtern/Überreden<text:span text:style-name="T94">]</text:span> o.ä.:</text:p>
            <table:table table:name="Tabelle17" table:style-name="Tabelle17">
              <table:table-column table:style-name="Tabelle17.A"/>
              <table:table-row table:style-name="TableLine1834327581584">
                <table:table-cell table:style-name="Tabelle17.A1" office:value-type="string">
                  <text:p text:style-name="P9">Erfolg:<text:span text:style-name="T56"> Zusätzlich gibt es </text:span><text:span text:style-name="T23">Den Widerstand</text:span></text:p>
                </table:table-cell>
              </table:table-row>
            </table:table>
            <text:p text:style-name="P55"/>
          </table:table-cell>
        </table:table-row>
        <table:table-row table:style-name="TableLine1834327565808">
          <table:table-cell table:style-name="Tabelle16.A2" office:value-type="string">
            <text:p text:style-name="P66">Sobald die Spieler in der Grotte angekommen sind beginnt ein Spiel mit der Zeit. Nachfolgend sind die Events der einzelnen <text:span text:style-name="T94">T</text:span>age mit Tag 3 als Showdown!</text:p>
            <text:p text:style-name="P66"><text:soft-page-break/></text:p>
            <text:p text:style-name="P67">Tag 1, Mittags: Vorbereitungen werden getroffen um ein überflutetes Areal freizulegen.</text:p>
            <text:p text:style-name="P67">Tag 1, Abends: Die Vorbereitungen und Planung wurden durchgeführt. <text:span text:style-name="T7">Antreten an Rampe A</text:span><text:span text:style-name="T83">.</text:span></text:p>
            <text:p text:style-name="P67">Tag 2, Morgens: <text:span text:style-name="T13">Freiwillige</text:span><text:span text:style-name="T93"> werden gesucht um mit der Freiräumung und dem Durchbruch zu beginnen.</text:span></text:p>
            <text:p text:style-name="P68">Tag 2, Mittags: Eine kleine Gruppe des Widerstands versucht einen <text:span text:style-name="T7">Ausbruch</text:span>.</text:p>
            <text:p text:style-name="P67">Tag 3, Mittags: Das Wasser wurde abgelassen. <text:span text:style-name="T7">Eisernes Erwachen</text:span><text:span text:style-name="T54"> beginnt!</text:span></text:p>
          </table:table-cell>
        </table:table-row>
        <table:table-row table:style-name="TableLine1834327574512">
          <table:table-cell table:style-name="Tabelle16.A3" office:value-type="string">
            <text:p text:style-name="P69">Zusätzlich dazu ist es den Spieler jederzeit möglich Erz oder Kohle abbauen zu gehen um am Abend Wertmarken zu bekommen. Dadurch schreitet die Uhr aber immer 1/3 weiter: Morgens &gt; Mittags, Mittags &gt; Abends...</text:p>
          </table:table-cell>
        </table:table-row>
      </table:table>
      <text:p text:style-name="P57"/>
      <text:h text:style-name="P121" text:outline-level="2"><text:span text:style-name="T133">Erinnerung: </text:span>Einen Gut</text:h>
      <table:table table:name="Tabelle35" table:style-name="Tabelle35">
        <table:table-column table:style-name="Tabelle35.A"/>
        <table:table-row table:style-name="TableLine1834643138944">
          <table:table-cell table:style-name="Tabelle35.A1" office:value-type="string">
            <text:p text:style-name="P132">Kam es auf dem Weg zur Grotte zu einem Konflikt mit Dolchschlingen und habe <text:s/>die Spieler dabei einer Wache geholfen, ist diese Wache auch in der Grotte zu finden. Diese würde sich bei der Gruppe revanchieren. <text:span text:style-name="T108">Eine Hilfe beim Ausbruch wird aber nicht angeboten.</text:span></text:p>
          </table:table-cell>
        </table:table-row>
      </table:table>
      <text:h text:style-name="P114" text:outline-level="2">Erste Freunde</text:h>
      <text:p text:style-name="P34"><text:span text:style-name="T72">Nach wenigen Minuten </text:span>bemerkt ihr eine bedrohlich aussehende Gruppe, die sich euch nähert. Sie wirken hungrig und aggressiv. Plötzlich tritt ein großer <text:span text:style-name="T72">M</text:span>usk<text:span text:style-name="T72">e</text:span>l<text:span text:style-name="T72">protz</text:span> mit wilden Haaren vor und spricht mit herausforderndem Ton:</text:p>
      <text:p text:style-name="P35">"Ihr seid also die neuen Gesichter hier, hm? Gut, dann hört mir gut zu! Wir sind die Eisenfresser, und ab sofort werdet ihr uns euer Essen überlassen. <text:span text:style-name="T72">Ist das Klar?</text:span>!"</text:p>
      <text:p text:style-name="P40">Reaktion:</text:p>
      <table:table table:name="Tabelle20" table:style-name="Tabelle20">
        <table:table-column table:style-name="Tabelle20.A"/>
        <table:table-row table:style-name="TableLine1834327567984">
          <table:table-cell table:style-name="Tabelle20.A1" office:value-type="string">
            <text:p text:style-name="P41"><text:span text:style-name="T75">Weigern sie Sich:</text:span><text:span text:style-name="T84"> </text:span><text:span text:style-name="T88">D</text:span><text:span text:style-name="T84">er Anführer guckt grimmig und droht: </text:span><text:span text:style-name="T56">„Na Gut, das werdet Ihr bereuen!“</text:span><text:span text:style-name="T84">. <text:line-break/>Am Abend kommt es zu </text:span><text:span text:style-name="T91">Die Besucher</text:span><text:span text:style-name="T84">.</text:span></text:p>
            <text:p text:style-name="P41"><text:span text:style-name="T80">Stimmen sie Zu</text:span><text:span text:style-name="T75">:</text:span><text:span text:style-name="T84"> </text:span><text:span text:style-name="T88">Die Spieler müssen Abends ihre </text:span><text:span text:style-name="T89">Wertm</text:span><text:span text:style-name="T88">arken abgeben und erhalten nur die halbe Ration. Proben sind wegen Unterernährung um 5 erschwert.</text:span></text:p>
          </table:table-cell>
        </table:table-row>
      </table:table>
      <text:p text:style-name="P13"/>
      <text:p text:style-name="P54">Die Eisenfresser:</text:p>
      <table:table table:name="Tabelle15" table:style-name="Tabelle15">
        <table:table-column table:style-name="Tabelle15.A"/>
        <table:table-row table:style-name="TableLine1834327568800">
          <table:table-cell table:style-name="Tabelle15.A1" office:value-type="string">
            <text:p text:style-name="P70">Die Eisenfresser sind eine kleinere aber aggressive Gruppe in der Grotte. Sie <text:span text:style-name="T73">schüchtern oft Neulinge ein und versuchen Nachts andere Gefangenengruppen zu überfallen.</text:span></text:p>
          </table:table-cell>
        </table:table-row>
      </table:table>
      <text:h text:style-name="P115" text:outline-level="2"><text:soft-page-break/>Antreten an Rampe A</text:h>
      <table:table table:name="Tabelle12" table:style-name="Tabelle12">
        <table:table-column table:style-name="Tabelle12.A"/>
        <table:table-row table:style-name="TableLine1834327578048">
          <table:table-cell table:style-name="Tabelle12.A1" office:value-type="string">
            <text:p text:style-name="P68">Am Abend von Tag 1 werden alle Insassen zu Rampe A beordert. Es wird verkündet, dass die Vorbereitungen abgeschlossen sind in ein<text:span text:style-name="T96">en</text:span> weitere<text:span text:style-name="T96">n Bereich</text:span> vorzustoßen. <text:span text:style-name="T96">Dieser ist derzeit überflutet. Das Wasser kann aber in die Höhlengänge ablaufen. Am nächsten Morgen werden Freiwillige verlangt. Als Belohnung locken mehr Wertmarken und eine Begnadigung.</text:span></text:p>
          </table:table-cell>
        </table:table-row>
      </table:table>
      <text:p text:style-name="P94"><text:span text:style-name="T13"><text:line-break/></text:span><text:span text:style-name="T41">Als es Abend wird vernehmt ihr die Rufe eines Aufseher der alle Insassen zu Rampe A beordert.</text:span></text:p>
      <text:p text:style-name="P95"><text:span text:style-name="T81">Folgen die Spieler dem Ruf:</text:span><text:span text:style-name="T47"> </text:span><text:span text:style-name="T46">Die</text:span><text:span text:style-name="T40"> Ankündigung ertönt: "</text:span><text:span text:style-name="T45">Wie der Rat uns aufgetragen hat, sind d</text:span><text:span text:style-name="T40">ie Vorbereitungen um in einen weiteren Bereich vorzustoßen, abgeschlossen. Dieser Bereich ist derzeit überflutet, doch das Wasser könnte in die Höhlengänge ablaufen und den Weg freimachen. </text:span><text:span text:style-name="T41">Wir werden morgen früh nach Freiwilligen ausrufen. Jeder der sich meldet erhält nicht nur mehr Wertmarken, sondern auch die Chance auf eine Begnadigung!</text:span><text:span text:style-name="T40">“. </text:span></text:p>
      <text:p text:style-name="P36">Während <text:span text:style-name="T97">die anderen Insassen allmählich in Richtung Kammern gehen</text:span> fällt euch ein Insasse auf, der scheinbar mit sich selbst spricht.</text:p>
      <text:p text:style-name="P50">Gehen sie näher ran/ reden mit Ihm:</text:p>
      <table:table table:name="Tabelle14" table:style-name="Tabelle14">
        <table:table-column table:style-name="Tabelle14.A"/>
        <table:table-row table:style-name="TableLine1834327566080">
          <table:table-cell table:style-name="Tabelle14.A1" office:value-type="string">
            <text:p text:style-name="P16"><text:span text:style-name="T54">&gt; </text:span>Der Hugo Warnz</text:p>
          </table:table-cell>
        </table:table-row>
      </table:table>
      <text:p text:style-name="P50"/>
      <text:p text:style-name="P39"><text:span text:style-name="T75">Der </text:span><text:span text:style-name="T78">H</text:span><text:span text:style-name="T75">ugo Warnz:</text:span></text:p>
      <table:table table:name="Tabelle13" table:style-name="Tabelle13">
        <table:table-column table:style-name="Tabelle13.A"/>
        <table:table-row table:style-name="TableLine1834327573424">
          <table:table-cell table:style-name="Tabelle13.A1" office:value-type="string">
            <text:p text:style-name="P36">Seine Stimme klingt verzweifelt und voller Sorge, während er immer wieder wiederholt: "Das muss ich verhindern! Wieso glaubt mir keiner!" Sein Blick wirkt getrübt und seine Hand zittert leicht, als er sie vor sein Gesicht hält. <text:span text:style-name="T97">Er bietet Ihnen an in seiner Kammer zu übernachten da diese vom </text:span><text:span text:style-name="T14">Widerstand</text:span><text:span text:style-name="T97"> beschützt wird.</text:span></text:p>
          </table:table-cell>
        </table:table-row>
      </table:table>
      <text:h text:style-name="P122" text:outline-level="2">Ende Tage 1</text:h>
      <text:p text:style-name="P19">Die Besucher</text:p>
      <table:table table:name="Tabelle21" table:style-name="Tabelle21">
        <table:table-column table:style-name="Tabelle21.A"/>
        <table:table-row table:style-name="TableLine1834327573696">
          <table:table-cell table:style-name="Tabelle21.A1" office:value-type="string">
            <text:p text:style-name="P10">Gabe es eine Auseinandersetzung mit dem Anführer der Eisenfresser:</text:p>
            <text:p text:style-name="P71">Eine Gruppe Schläger sucht die Spieler Abends auf und kämpft um deren Marken.<text:line-break/>Der Spielleiter entscheidet sich für drüber oder drunter. Die Spieler würfeln. Der SL würfelt. Alle Spieler die drüber oder drunter liegen (je nach Entscheidung) werden gefunden.</text:p>
            <text:p text:style-name="P11">Wurde mit Hugo Warnz gesprochen:</text:p>
            <table:table table:name="Tabelle22" table:style-name="Tabelle22">
              <table:table-column table:style-name="Tabelle22.A"/>
              <table:table-row table:style-name="TableLine1834327569616">
                <table:table-cell table:style-name="Tabelle22.A1" office:value-type="string">
                  <text:p text:style-name="P22">Die Spieler sind vor diesem Angriff geschützt bekommen aber mit das jemand nach ihnen gesucht hat.</text:p>
                </table:table-cell>
              </table:table-row>
            </table:table>
            <text:p text:style-name="P72"/>
          </table:table-cell>
        </table:table-row>
      </table:table>
      <text:p text:style-name="Title"><text:soft-page-break/>Tag 2</text:p>
      <table:table table:name="Tabelle24" table:style-name="Tabelle24">
        <table:table-column table:style-name="Tabelle24.A"/>
        <table:table-row table:style-name="TableLine1834327566352">
          <table:table-cell table:style-name="Tabelle24.A1" office:value-type="string">
            <text:p text:style-name="P79">Die Spieler werden früh wach. Sie bemerken oder werden von Hugo daran erinnert ihre Marken gegen Essen einzutauschen. Es bleibt etwas Zeit bis <text:span text:style-name="T7">Freiwillige</text:span><text:span text:style-name="T54"> eintritt. </text:span><text:span text:style-name="T58">Die </text:span><text:span text:style-name="T15">Eisenfresser</text:span><text:span text:style-name="T58"> sind auf dem Platz und es bleibt Zeit für freie Aktionen.</text:span></text:p>
          </table:table-cell>
        </table:table-row>
      </table:table>
      <text:h text:style-name="P116" text:outline-level="2">Freiwillige</text:h>
      <table:table table:name="Tabelle23" table:style-name="Tabelle23">
        <table:table-column table:style-name="Tabelle23.A"/>
        <table:table-row table:style-name="TableLine1834327576144">
          <table:table-cell table:style-name="Tabelle23.A1" office:value-type="string">
            <text:p text:style-name="P79">Es folgt der Aufruf zur freiwilligen Arbeit. Die Spieler können sich diesem anschließen um mehr über<text:span text:style-name="T54"> </text:span><text:span text:style-name="T7">Das Projekt</text:span><text:span text:style-name="T54"> </text:span>zu erfahren. Sollten sich alle dazu entschließen daran teil zu haben werden sie <text:s/>den <text:span text:style-name="T7">Ausbruch</text:span><text:span text:style-name="T54"> verpassen.</text:span></text:p>
          </table:table-cell>
        </table:table-row>
      </table:table>
      <text:p text:style-name="P91"><text:span text:style-name="T57"><text:line-break/></text:span><text:span text:style-name="T42">Nach einer Weile</text:span><text:span text:style-name="T39"> erklingt ein kraftvoller Glockenklang durch die düsteren Felswände. Das Echo verhallt in den Ohren der müden Gefangenen, während die Strahlen der aufgehenden Sonne zaghaft durch </text:span><text:span text:style-name="T42">den Spalt der Höhlendecke</text:span><text:span text:style-name="T39"> dringen. Eine knappe Durchsage folgt, die Freiwillige für die anstehenden Arbeiten sucht. </text:span><text:span text:style-name="T30">Einige der Insassen heben zögerlich ihre Köpfe, doch die </text:span><text:span text:style-name="T35">viele wenden sich einfach ab</text:span><text:span text:style-name="T30">.</text:span></text:p>
      <text:h text:style-name="P117" text:outline-level="2">Das Projekt</text:h>
      <table:table table:name="Tabelle25" table:style-name="Tabelle25">
        <table:table-column table:style-name="Tabelle25.A"/>
        <table:table-row table:style-name="TableLine1834327570160">
          <table:table-cell table:style-name="Tabelle25.A1" office:value-type="string">
            <text:p text:style-name="P80">Die Spieler bzw. die Insassen sollen mehrere Rohre durch die Wand treiben um das Wasser nach und nach ab zu lassen. Es ist den Spieler möglich, hier Hinweise auf <text:span text:style-name="T7">Eisernes Erwachen</text:span><text:span text:style-name="T54"> zu bekommen. Während der Arbeit kann Ihnen </text:span><text:span text:style-name="T7">der Spalt</text:span><text:span text:style-name="T54"> auffallen. </text:span><text:span text:style-name="T59">Die Wand selbst ist mit Spuren versehen, in die die Rohre durch getrieben werden sollen.</text:span></text:p>
          </table:table-cell>
        </table:table-row>
      </table:table>
      <text:p text:style-name="P96"><text:span text:style-name="T68">Probe [Wahrnehmung + 20]:</text:span><text:span text:style-name="T24"> </text:span></text:p>
      <text:p text:style-name="P20">Der Spalt:</text:p>
      <table:table table:name="Tabelle26" table:style-name="Tabelle26">
        <table:table-column table:style-name="Tabelle26.A"/>
        <table:table-row table:style-name="TableLine1834327565536">
          <table:table-cell table:style-name="Tabelle26.A1" office:value-type="string">
            <text:p text:style-name="P96"><text:span text:style-name="T53">Abseits der Wand entdeckt ihr einen schmalen Spalt, der sich in etwa drei Metern Höhe befindet. Als ihr genauer hinschaut, könnt ihr schwache Reflektionen erkennen, die auf Wasser hinweisen. </text:span><text:span text:style-name="T52">Die gedämpften Geräusche von Tropfen, die auf eine Wasseroberfläche fallen, erzeugen eine atmosphärische Stimmung.</text:span></text:p>
          </table:table-cell>
        </table:table-row>
        <table:table-row table:style-name="TableLine1834327579136">
          <table:table-cell table:style-name="Tabelle26.A2" office:value-type="string">
            <text:p text:style-name="P81">Der Spalt liegt etwas Abseits der Wand in etwa 3 Metern Höhe. Er ermöglicht es, sofern die Spieler diesen erklimmen können, Einblicke in das Wasserreservoir zu bekommen.</text:p>
          </table:table-cell>
        </table:table-row>
      </table:table>
      <text:p text:style-name="P20"/>
      <text:h text:style-name="P127" text:outline-level="3"><text:span text:style-name="T98">H</text:span>inter dem Spalt</text:h>
      <table:table table:name="Tabelle27" table:style-name="Tabelle27">
        <table:table-column table:style-name="Tabelle27.A"/>
        <table:table-row table:style-name="TableLine1834327566896">
          <table:table-cell table:style-name="Tabelle27.A1" office:value-type="string">
            <text:p text:style-name="P82">Das Wasserreservoir liegt voll mit ausgewachsenen Eiern der Springer. Sobald das Wasser abgelassen wird und die Eier ohne Wasser sind werden diese Schlüpfen.</text:p>
          </table:table-cell>
        </table:table-row>
      </table:table>
      <text:p text:style-name="P7"><text:soft-page-break/></text:p>
      <text:p text:style-name="P97"><text:span text:style-name="T36">Ihr tretet durch den Spalt und </text:span><text:span text:style-name="T38">vor</text:span><text:span text:style-name="T36"> euch erstreckt sich ein großes Wasserreservoir, gefüllt mit trübem Wasser. </text:span><text:span text:style-name="T37">Durch die Decke dringt d</text:span><text:span text:style-name="T36">as Licht durch Risse und Löcher und wirft sanfte Strahlen auf die Oberfläche des Wassers, wodurch es eine geheimnisvolle Atmosphäre erhält. </text:span><text:span text:style-name="T30">Obwohl das Wasser trüb ist, könnt ihr schemenhaft einige größere Objekte auf dem Grund des Reservoirs erkennen. </text:span><text:span text:style-name="T38">An den Wänden wachsen verschiedene Arten von Ranken bis an die Oberfläche.</text:span></text:p>
      <text:p text:style-name="P59">Probe [Wissen über Springer o.ä.]:<text:span text:style-name="T21"> </text:span><text:span text:style-name="T25">Ihr versucht die Objekte am Boden des Beckens zu erkennen.</text:span></text:p>
      <table:table table:name="Tabelle28" table:style-name="Tabelle28">
        <table:table-column table:style-name="Tabelle28.A"/>
        <table:table-row table:style-name="TableLine1834327581856">
          <table:table-cell table:style-name="Tabelle28.A1" office:value-type="string">
            <text:p text:style-name="P83">Erfolg:<text:span text:style-name="T21"> </text:span><text:span text:style-name="T91">Auf dem Boden befinden sich Eier, vermutlich von den Springer oder anderen mutierten Wesen.</text:span></text:p>
          </table:table-cell>
        </table:table-row>
      </table:table>
      <text:p text:style-name="P60"/>
      <text:h text:style-name="P118" text:outline-level="2">Der Ausbruch</text:h>
      <table:table table:name="Tabelle29" table:style-name="Tabelle29">
        <table:table-column table:style-name="Tabelle29.A"/>
        <table:table-row table:style-name="TableLine1834327572336">
          <table:table-cell table:style-name="Tabelle29.A1" office:value-type="string">
            <text:p text:style-name="P84">Entscheidet sich mindestens einer der Spieler dazu nicht als Freiwilliger am <text:span text:style-name="T7">Projekt</text:span><text:span text:style-name="T54"> zu arbeiten, ereignet sich nach einiger Zeit der Ausbruchsversuch des Widerstands. An sich ist hier nicht viel zu tun ermöglicht es aber einen Fluchtweg zu entdecken.</text:span></text:p>
          </table:table-cell>
        </table:table-row>
      </table:table>
      <text:p text:style-name="P98"><text:span text:style-name="T43">Plötzlich durchbricht ein gleißendes Licht die düstere Atmosphäre. </text:span>Begleitet von ohrenbetäubendem Geschrei explodieren Rauchbomben um euch herum und tauchen den Raum in eine undurchdringliche Nebelwand<text:span text:style-name="T43">. Inmitten des Chaos bemerkt ihr eine kleine Gruppe von Gefangenen, die sich geschickt an den steilen Wänden der Grotte emporarbeitet. Etwas abseits dieser seht ihr zwei Gestalten, die sich von der Gruppe lösen und scheinbar dazu bei</text:span><text:span text:style-name="T44">ge</text:span><text:span text:style-name="T43">tragen </text:span><text:span text:style-name="T44">haben</text:span><text:span text:style-name="T43">, dass die anderen entkommen können.</text:span></text:p>
      <text:p text:style-name="P51">Sie folgen den 2 Personen:</text:p>
      <table:table table:name="Tabelle30" table:style-name="Tabelle30">
        <table:table-column table:style-name="Tabelle30.A"/>
        <table:table-row table:style-name="TableLine1834327580496">
          <table:table-cell table:style-name="Tabelle30.A1" office:value-type="string">
            <text:p text:style-name="P58">Probe [Rennen]:</text:p>
            <text:p text:style-name="P28">Plötzlich verschwinden sie geschickt in einem unscheinbaren Spalt in der Felswand. Eure Neugier lässt euch nicht zögern, diesem geheimnisvollen Versteck zu folgen. <text:span text:style-name="T100">Spieler erhalten </text:span><text:span text:style-name="T16">Im Versteck</text:span><text:span text:style-name="T60">.</text:span></text:p>
          </table:table-cell>
        </table:table-row>
        <table:table-row table:style-name="TableLine1834327581040">
          <table:table-cell table:style-name="Tabelle30.A2" office:value-type="string">
            <text:p text:style-name="P85">Die Spieler treffen auf Mitglieder des Widerstands. Sie erfahren, dass diese an einem Fluchttunnel arbeiten der kurz vor der Fertigstellung steht.</text:p>
          </table:table-cell>
        </table:table-row>
      </table:table>
      <text:p text:style-name="P56"/>
      <text:h text:style-name="P116" text:outline-level="2">Im Versteck</text:h>
      <text:p text:style-name="P99"><text:span text:style-name="T50">Als ihr euch mühsam durch den schmalen Spalt zwängt, erscheint vor euch eine überraschende Szene. Ihr betretet eine kleine, düstere Kammer, in der einige erschöpfte Gestalten euch mit fragenden Blicken empfangen. </text:span>Die Kammer ist spärlich beleuchtet, und der muffige Geruch von Feuchtigkeit und Moder liegt in der Luft. <text:span text:style-name="T103">In </text:span><text:soft-page-break/><text:span text:style-name="T103">der Mitte der Kammer sehr ihr ein Banner mit einer Rose. </text:span><text:span text:style-name="T48">Plötzlich tritt </text:span><text:span text:style-name="T49">ein großer Muskelberg</text:span><text:span text:style-name="T48"> hervor, seine Miene angespannt, doch überraschenderweise wirkt er nicht feindselig. "Willkommen in unserem bescheidenen </text:span><text:span text:style-name="T49">Versteck. </text:span><text:span text:style-name="T51">Ich bin Gerd Brummer...</text:span>"</text:p>
      <table:table table:name="Tabelle33" table:style-name="Tabelle33">
        <table:table-column table:style-name="Tabelle33.A"/>
        <table:table-row table:style-name="TableLine1834327580768">
          <table:table-cell table:style-name="Tabelle33.A1" office:value-type="string">
            <text:p text:style-name="P86">An dieser Stelle ist die Reaktion der Spieler wichtig. Sie können hier die Brosche zeigen, sich als ehemalige Bewohner Ankersteins ausweisen oder <text:span text:style-name="T104">den </text:span><text:span text:style-name="T85">Eisenfresser </text:span><text:span text:style-name="T87">eine</text:span><text:span text:style-name="T85"> </text:span><text:span text:style-name="T86">L</text:span><text:span text:style-name="T85">ektion </text:span><text:span text:style-name="T90">(</text:span><text:span text:style-name="T82">Eiserne Aufgabe</text:span><text:span text:style-name="T90">)</text:span><text:span text:style-name="T85"> erteilen</text:span> um <text:span text:style-name="T104">sich </text:span>das <text:span text:style-name="T104">V</text:span>ertrauen zu verdienen.</text:p>
            <text:p text:style-name="P87">Sollten sie das Vertrauen vom Widerstand gewinnen, erhalten sie die Informationen zum <text:span text:style-name="T7">Geheimtunnel</text:span><text:span text:style-name="T54">.</text:span></text:p>
          </table:table-cell>
        </table:table-row>
      </table:table>
      <text:h text:style-name="P119" text:outline-level="2"><text:span text:style-name="T79">E</text:span><text:span text:style-name="T75">iserne Aufgabe</text:span></text:h>
      <table:table table:name="Tabelle44" table:style-name="Tabelle44">
        <table:table-column table:style-name="Tabelle44.A"/>
        <table:table-row table:style-name="TableLine1834327596272">
          <table:table-cell table:style-name="Tabelle44.A1" office:value-type="string">
            <text:p text:style-name="P111"><text:span text:style-name="T115">Um die Loyalität zu gewinnen sollen die Spieler den Eisenfressern eine Lektion erteilen und den Anführer herausfordern </text:span><text:span text:style-name="T116">um an die gestohlenen Wertmarken zu kommen.</text:span></text:p>
          </table:table-cell>
        </table:table-row>
      </table:table>
      <text:p text:style-name="P133"/>
      <text:h text:style-name="P120" text:outline-level="2"><text:span text:style-name="T79">D</text:span><text:span text:style-name="T75">er Geheimtunnel</text:span></text:h>
      <table:table table:name="Tabelle34" table:style-name="Tabelle34">
        <table:table-column table:style-name="Tabelle34.A"/>
        <table:table-row table:style-name="TableLine1834327591920">
          <table:table-cell table:style-name="Tabelle34.A1" office:value-type="string">
            <text:p text:style-name="P88">Der Tunnel wird an Tag 3 fertiggestellt. Sollte dieser Ausweg genutzt werden werden die Spieler, je nach den Umständen, weiterhin gesucht. <text:line-break/>Der Tunnel befindet sich im <text:span text:style-name="T7">Versteck</text:span><text:span text:style-name="T54"> des Widerstand.</text:span></text:p>
          </table:table-cell>
        </table:table-row>
      </table:table>
      <text:p text:style-name="P77"/>
      <text:h text:style-name="P124" text:outline-level="2"><text:span text:style-name="T132">End Tag 2</text:span></text:h>
      <table:table table:name="Tabelle36" table:style-name="Tabelle36">
        <table:table-column table:style-name="Tabelle36.A"/>
        <table:table-row table:style-name="TableLine1834327595456">
          <table:table-cell table:style-name="Tabelle36.A1" office:value-type="string">
            <text:p text:style-name="P23">Wurde <text:span text:style-name="T7">das Projekt</text:span> gestartet, werden die Spieler am Abend durch eine Nachtschicht abgelöst. <text:span text:style-name="T105">Am nächsten Tag </text:span><text:span text:style-name="T106">zu Mittag</text:span><text:span text:style-name="T105"> folgt dann </text:span><text:span text:style-name="T18">Eisernes Erwachen</text:span><text:span text:style-name="T105">. </text:span><text:span text:style-name="T107">Wurde nicht über die Eier berichtet, ist es unmöglich das Event zu stoppen.</text:span></text:p>
          </table:table-cell>
        </table:table-row>
      </table:table>
      <text:p text:style-name="P100"/>
      <text:h text:style-name="P123" text:outline-level="2"/>
      <text:p text:style-name="P103">Tag 3</text:p>
      <table:table table:name="Tabelle37" table:style-name="Tabelle37">
        <table:table-column table:style-name="Tabelle37.A"/>
        <table:table-row table:style-name="TableLine1834327583760">
          <table:table-cell table:style-name="Tabelle37.A1" office:value-type="string">
            <text:p text:style-name="P101">An Tag 3 verläuft alles wie gewohnt. Die Spieler arbeiten ggf. <text:span text:style-name="T7">am Projekt</text:span>. Das Event "Eisernes Erwachen" wird je nach Ort unterschiedlich verlaufen, basierend auf früheren Entscheidungen der Spieler. </text:p>
          </table:table-cell>
        </table:table-row>
      </table:table>
      <text:h text:style-name="Heading_20_1" text:outline-level="1">Eisernes Erwachen</text:h>
      <text:p text:style-name="P32"><text:span text:style-name="T109">Ihr geht </text:span><text:span text:style-name="T110">gerade </text:span><text:span text:style-name="T109">Eure</text:span><text:span text:style-name="T110">m</text:span><text:span text:style-name="T109"> Alltag</text:span> <text:span text:style-name="T109">nach als </text:span>plötzlich ein Schrei die Stille <text:span text:style-name="T109">durchbricht</text:span>. Ihr könnt aus den Tiefen der Dunkelheit seltsame Wesen erkennen, die denen der Springer ähneln, jedoch viel kleiner sind und einen peitschenartigen Schwanz am Hinterleib haben. Eines dieser Kreaturen springt unerwartet auf den Rücken eines der Gefangenen und klammert sich dort fest. Der Insasse bricht kurz darauf zusammen und erhebt sich nach kurzer Zeit wieder, doch etwas scheint anders zu sein. Er greift die anderen Insassen an, als wäre er nicht mehr er selbst. Angst und Unruhe machen sich breit <text:span text:style-name="T110">und es bricht Chaos aus.</text:span></text:p>
      <text:p text:style-name="P32"/>
      <table:table table:name="Tabelle38" table:style-name="Tabelle38">
        <table:table-column table:style-name="Tabelle38.A"/>
        <table:table-row table:style-name="TableLine1834327587024">
          <table:table-cell table:style-name="Tabelle38.A1" office:value-type="string">
            <text:p text:style-name="P90">Die Spieler werden hier direkt mit den Wirbelspringern konfrontiert. Können Sie diese nicht richtig abwehren ist dies eine sehr tödliche Situation. Ab hier steht der Fluchtweg ‚<text:span text:style-name="T7">Im Chaos des Angriffs</text:span>‘ zur Verfügung.</text:p>
          </table:table-cell>
        </table:table-row>
      </table:table>
      <text:p text:style-name="P21"/>
      <text:p text:style-name="P12">Wählen die Spieler die Rampe als Ausweg:</text:p>
      <table:table table:name="Tabelle39" table:style-name="Tabelle39">
        <table:table-column table:style-name="Tabelle39.A"/>
        <table:table-row table:style-name="TableLine1834327588112">
          <table:table-cell table:style-name="Tabelle39.A1" office:value-type="string">
            <text:p text:style-name="P74">Direkt zu ‚<text:span text:style-name="T19">Im Chaos des Angriffs</text:span>‘</text:p>
          </table:table-cell>
        </table:table-row>
      </table:table>
      <text:h text:style-name="Heading_20_2" text:outline-level="2">Im Chaos des Angriffs</text:h>
      <text:p text:style-name="P31"><text:span text:style-name="T54">Ihr eilt hektisch </text:span><text:span text:style-name="T62">Richtung Rampen.</text:span><text:span text:style-name="T54"> Überall um euch herum tobt ein chaotischer Kampf zwischen den Wachen und den willenlosen Gefangenen </text:span><text:span text:style-name="T62">und den kleinen Wesen</text:span><text:span text:style-name="T54">. Inmitten dieses Gewirrs erblickt ihr Hugo Warnz.</text:span></text:p>
      <text:p text:style-name="P33">Hugo steht da, von Entschlossenheit gezeichnet, während er sich wacker den Weg durch die angreifenden Kreaturen bahnt. Sein Gesicht ist gezeichnet von der Anstrengung des Kampfes, doch seine Entschlossenheit scheint ungebrochen.</text:p>
      <text:p text:style-name="P52">Helfen Sie Hugo:</text:p>
      <table:table table:name="Tabelle40" table:style-name="Tabelle40">
        <table:table-column table:style-name="Tabelle40.A"/>
        <table:table-row table:style-name="TableLine1834327591648">
          <table:table-cell table:style-name="Tabelle40.A1" office:value-type="string">
            <text:p text:style-name="P90">Inmitten des Kampfes erzählt er Ihnen davon, dass der Rat all das hier geplant hatte und niemand auf Ihn gehört hat. Er vermutet, dass der Rat selber ebenfalls übernommen wurde. <text:span text:style-name="T120">Direkt nach oder während des Gesprächs folgt ein Angriff von [X] Wirbelspringern.</text:span></text:p>
          </table:table-cell>
        </table:table-row>
      </table:table>
      <text:p text:style-name="P15">Kampf gegen [X] Wirbelspringer</text:p>
      <text:p text:style-name="P15"><text:soft-page-break/>Nach dem Kampf und weg nach oben:</text:p>
      <table:table table:name="Tabelle41" table:style-name="Tabelle41">
        <table:table-column table:style-name="Tabelle41.A"/>
        <table:table-row table:style-name="TableLine1834327595728">
          <table:table-cell table:style-name="Tabelle41.A1" office:value-type="string">
            <text:p text:style-name="P104">Weiter mit <text:span text:style-name="T7">Am Ausgang</text:span><text:span text:style-name="T54">.</text:span></text:p>
          </table:table-cell>
        </table:table-row>
      </table:table>
      <text:p text:style-name="P15"/>
      <text:p text:style-name="P14">Wählen die Spieler den Geheimtunnel:</text:p>
      <text:h text:style-name="Heading_20_2" text:outline-level="2">Der Spalt</text:h>
      <text:p text:style-name="P37">Während ihr zum Versteck <text:span text:style-name="T120">e</text:span>ilt, seht ihr, wie viele andere ebenfalls verzweifelt versuchen, durch den engen Spalt zu entkommen. Ihr spürt eure Herzen rasen, als ihr den immer wieder auftauchenden Kreaturen ausweicht. <text:span text:style-name="T120">Kurz vor dem Spalt stellen Sich Euch [x] von diesen Wesen entgegen!</text:span></text:p>
      <text:p text:style-name="P15">Kampf gegen [X] Wirbelspringer</text:p>
      <text:h text:style-name="Heading_20_3" text:outline-level="3">Im Versteck</text:h>
      <text:p text:style-name="P107">Ihr <text:span text:style-name="T122">zwängt Euch durch den Spalt und habt</text:span> euch gerade rechtzeitig in euer Versteck zurückgezogen. Draußen wütet <text:span text:style-name="T120">weiterhin</text:span> der Angriff <text:span text:style-name="T120">und b</text:span>isher, <text:span text:style-name="T120">so scheint es zumindest, </text:span>haben <text:span text:style-name="T122">die Wesen</text:span> den Eingang zu<text:span text:style-name="T120">m</text:span> Versteck noch nicht <text:span text:style-name="T122">bemerkt</text:span>.</text:p>
      <text:p text:style-name="P110"><text:span text:style-name="T121">D</text:span>er Eingang wird nicht versperrt:</text:p>
      <table:table table:name="Tabelle42" table:style-name="Tabelle42">
        <table:table-column table:style-name="Tabelle42.A"/>
        <table:table-row table:style-name="TableLine1834327593552">
          <table:table-cell table:style-name="Tabelle42.A1" office:value-type="string">
            <text:p text:style-name="P106">Plötzlich bemerkt ihr Bewegung... der Eingang <text:span text:style-name="T123">des</text:span> Verstecks wurde entdeckt! <text:span text:style-name="T127">Die Wesen beginnen sich durch den Spalt zu </text:span><text:span text:style-name="T123">bewegen</text:span><text:span text:style-name="T127"> und werden Euch in Kürze erreichen.</text:span></text:p>
          </table:table-cell>
        </table:table-row>
        <table:table-row table:style-name="TableLine1834327588656">
          <table:table-cell table:style-name="Tabelle42.A2" office:value-type="string">
            <text:p text:style-name="P109">Dies ist die letzte Chance den Eingang zu versperren. Andernfalls werden <text:span text:style-name="T121">nach</text:span> und nach Wirbelspringer einströmen und kämpfen. Die Anzahl ist unbegrenzt und endet erst wenn der Spalt geschlossen wurde.</text:p>
          </table:table-cell>
        </table:table-row>
      </table:table>
      <text:h text:style-name="P128" text:outline-level="3">Der Tunnel</text:h>
      <text:p text:style-name="P108">Mit jede<text:span text:style-name="T127">m</text:span> Schritt, den Ihr dem Tunnel näher kommt, werden die Umrisse klarer und der Eingang weitet sich. Eure Erleichterung ist greifbar, aber Ihr wisst, dass Ihr noch nicht in Sicherheit seid. </text:p>
      <table:table table:name="Tabelle43" table:style-name="Tabelle43">
        <table:table-column table:style-name="Tabelle43.A"/>
        <table:table-row table:style-name="TableLine1834327588928">
          <table:table-cell table:style-name="Tabelle43.A1" office:value-type="string">
            <text:p text:style-name="P105">Weiter mit <text:span text:style-name="T7">Am Ausgang</text:span><text:span text:style-name="T54">.</text:span></text:p>
          </table:table-cell>
        </table:table-row>
      </table:table>
      <text:h text:style-name="P125" text:outline-level="2">Am Ausgang</text:h>
      <text:p text:style-name="P112">Ihr seid nicht länger in den finsteren Tiefen gefangen. Vor euch erstreckt sich eine offene Landschaft, die von üppiger Vegetation und klarem Himmel geprägt ist. <text:span text:style-name="T128">Aus der Tiefe vernehmt ihr noch immer Schreie und die Geräusche des Kampfes.</text:span></text:p>
      <table:table table:name="Tabelle45" table:style-name="Tabelle45">
        <table:table-column table:style-name="Tabelle45.A"/>
        <table:table-row table:style-name="TableLine1834327594640">
          <table:table-cell table:style-name="Tabelle45.A1" office:value-type="string">
            <text:p text:style-name="P78">Die Spieler entkommen und können in Westfurt den Rat überführen. Entweder mit gesammelten Hinweisen oder indem sie ‚gefeiert‘ werden und in ‚<text:span text:style-name="T7">Die Rat</text:span><text:span text:style-name="T20">s</text:span><text:span text:style-name="T7">kammer</text:span>‘ gelockt werden.</text:p>
          </table:table-cell>
        </table:table-row>
      </table:table>
      <text:h text:style-name="Heading_20_1" text:outline-level="1"><text:soft-page-break/>Begnadigung</text:h>
      <text:p text:style-name="P135">Nach eurer Begnadigung werdet ihr Richtung Westfurt gebracht. Dort angekommen erhaltet Ihr bald darauf eine Einladung vom Rat, euch in der ehrwürdigen Ratskammer einzufinden. Hier sollt ihr über die vergangenen Ereignisse berichten und euch den Fragen der Ratsmitglieder stellen.</text:p>
      <table:table table:name="Tabelle46" table:style-name="Tabelle46">
        <table:table-column table:style-name="Tabelle46.A"/>
        <table:table-row table:style-name="TableLine1834639996016">
          <table:table-cell table:style-name="Tabelle46.A1" office:value-type="string">
            <text:p text:style-name="P130">Weiter mit <text:span text:style-name="T7">Die Ratskammer</text:span></text:p>
          </table:table-cell>
        </table:table-row>
      </table:table>
      <text:h text:style-name="P126" text:outline-level="2"><text:span text:style-name="T117">Die Ratskammer</text:span></text:h>
      <text:p text:style-name="P134">Ihr betretet die Ratskammer von Westfurt. Der Raum empfängt euch mit einer ehrwürdigen Atmosphäre. Eure Blicke fallen auf die Eingangstür, durch die ihr gekommen seid, sowie auf eine weitere Tür am gegenüberliegenden Ende des Raumes. Die Fenster sind mit robusten Eisengittern versehen, die das matte Licht der draußen stehenden Sonne sanft filtern. <text:span text:style-name="T129">In der Mitte des Raumes steht ein gewaltiger Tisch.</text:span></text:p>
      <table:table table:name="Tabelle47" table:style-name="Tabelle47">
        <table:table-column table:style-name="Tabelle47.A"/>
        <table:table-row table:style-name="TableLine1834650663600">
          <table:table-cell table:style-name="Tabelle47.A1" office:value-type="string">
            <text:p text:style-name="P130">Die Tür wird hinter den Spielern verschlossen. Die Tür am Ende des Raumes führt in <text:span text:style-name="T7">den Ratskeller</text:span><text:span text:style-name="T54">.</text:span></text:p>
          </table:table-cell>
        </table:table-row>
      </table:table>
      <text:h text:style-name="P129" text:outline-level="3">Der Ratskeller</text:h>
      <text:p text:style-name="P136"><text:span text:style-name="T118">Während ihr den Ratskeller betretet, </text:span><text:span text:style-name="T124">steigt Euch ein</text:span> leicht modrige Geruch von feuchtem Stein und altem Holz <text:span text:style-name="T125">in die Nase</text:span><text:span text:style-name="T118">. Eure Blicke fallen auf eine Reihe von Behältern, gefüllt mit trübem Wasser, die entlang einer Seite des Raumes aufgereiht sind. </text:span></text:p>
      <table:table table:name="Tabelle48" table:style-name="Tabelle48">
        <table:table-column table:style-name="Tabelle48.A"/>
        <table:table-row table:style-name="TableLine1834123981376">
          <table:table-cell table:style-name="Tabelle48.A1" office:value-type="string">
            <text:p text:style-name="P131">In den Behältern sind Eier der Wirbelspringer. Inspizieren die Spieler diese oder vergeht zu viel Zeit, schlüpfen aus diesen Behältern [X] Wirbelspringer. Es kommt zum finalen Kampf.</text:p>
          </table:table-cell>
        </table:table-row>
      </table:table>
      <text:p text:style-name="Text_20_body"/>
      <text:p text:style-name="P137">Kampf gegen [X] <text:span text:style-name="T130">+ </text:span><text:span text:style-name="T126">2</text:span> Wirbelspringer:</text:p>
      <text:h text:style-name="Heading_20_3" text:outline-level="3">Zurück in der Ratskammer</text:h>
      <table:table table:name="Tabelle49" table:style-name="Tabelle49">
        <table:table-column table:style-name="Tabelle49.A"/>
        <table:table-row table:style-name="TableLine1834536545648">
          <table:table-cell table:style-name="Tabelle49.A1" office:value-type="string">
            <text:p text:style-name="P131">In der Ratskammer erwartet die Spieler die 3 hohen Ratsmitglieder so wie der Offizier des Militärs und einige Wachleute. Es wird versucht den Spieler ein erneuter Angriff auf den Rat zu unterstellen. Wird auf das im Keller geschehene hingewiesen wird der Rat überführt.</text:p>
          </table:table-cell>
        </table:table-row>
      </table:table>
      <text:p text:style-name="Text_20_body"/>
      <table:table table:name="Tabelle31" table:style-name="Tabelle31">
        <table:table-column table:style-name="Tabelle31.A"/>
        <table:table-row table:style-name="TableLine1834327597632">
          <table:table-cell table:style-name="Tabelle31.A1" office:value-type="string">
            <text:p text:style-name="P4">Im Teilabenteuer "Die Übernahme von Westfurt" wird der Rat von Westfurt von den Springern übernomme<text:span text:style-name="T101">n</text:span>. Es stellt sich heraus, dass hochrangige Ratsmitglieder von den mysteriösen 'Wirbelspringern' manipuliert wurden. Die Spieler wurden ins Arbeitslager verbannt. Jedoch erhalten sie dort Hinweise über die Existenz der 'Wirbelspringer'. Ihre Aufgabe besteht darin, diese brisante Information sicher nach Westfurt zu bringen, um die Wahrheit aufzudecken und die Stadt zu retten. </text:p>
          </table:table-cell>
        </table:table-row>
      </table:table>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adornments="Standard"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New" fo:font-family="'Courier New'" style:font-style-name="Standard" style:font-family-generic="modern"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ourier New" fo:font-family="'Courier New'" style:font-style-name="Standard" style:font-family-generic="modern" style:font-pitch="fixed"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9T22:17:21.897000000</meta:creation-date>
    <dc:date>2023-08-05T11:19:35.068000000</dc:date>
    <meta:editing-duration>PT20H38M56S</meta:editing-duration>
    <meta:editing-cycles>58</meta:editing-cycles>
    <meta:generator>LibreOffice/7.2.2.2$Windows_X86_64 LibreOffice_project/02b2acce88a210515b4a5bb2e46cbfb63fe97d56</meta:generator>
    <meta:print-date>2023-08-05T11:06:42.983000000</meta:print-date>
    <meta:document-statistic meta:table-count="49" meta:image-count="0" meta:object-count="0" meta:page-count="13" meta:paragraph-count="163" meta:word-count="3423" meta:character-count="22377" meta:non-whitespace-character-count="19102"/>
  </office:meta>
</office:document-meta>
</file>